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style:text-autospace="none"/>
      <style:text-properties fo:font-weight="bold" style:font-weight-asian="bold" style:font-weight-complex="bold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Standard">
      <style:paragraph-properties style:text-autospace="none"/>
      <style:text-properties fo:color="#000080" style:font-name="Courier New" fo:font-size="8pt" fo:font-weight="bold" style:font-name-asian="Courier New" style:font-size-asian="8pt" style:font-weight-asian="bold" style:font-name-complex="Courier New" style:font-size-complex="8pt" style:font-weight-complex="bold"/>
    </style:style>
    <style:style style:name="P5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style:text-autospace="none"/>
      <style:text-properties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8" style:family="paragraph" style:parent-style-name="Standard">
      <style:paragraph-properties style:text-autospace="none"/>
      <style:text-properties fo:color="#000000" style:font-name="Courier New" fo:font-size="8pt" fo:font-weight="normal" style:font-name-asian="Courier New" style:font-size-asian="8pt" style:font-weight-asian="normal" style:font-name-complex="Courier New" style:font-size-complex="8pt" style:font-weight-complex="normal"/>
    </style:style>
    <style:style style:name="P9" style:family="paragraph" style:parent-style-name="Standard">
      <style:paragraph-properties style:text-autospace="none"/>
      <style:text-properties fo:color="#000000" style:font-name="Courier New" fo:font-size="8pt" fo:font-weight="bold" style:font-name-asian="Courier New" style:font-size-asian="8pt" style:font-weight-asian="bold" style:font-name-complex="Courier New" style:font-size-complex="8pt" style:font-weight-complex="bold"/>
    </style:style>
    <style:style style:name="P10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Heading">
      <style:paragraph-properties fo:margin-top="0cm" fo:margin-bottom="0cm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Heading">
      <style:paragraph-properties fo:break-before="page"/>
    </style:style>
    <style:style style:name="P13" style:family="paragraph" style:parent-style-name="Standard" style:list-style-name="L1"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 style:list-style-name="L2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 style:list-style-name="L3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 style:list-style-name="L11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 style:list-style-name="L4"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 style:list-style-name="L6">
      <style:text-properties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 style:list-style-name="L8"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 style:list-style-name="L9"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 style:list-style-name="L10"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list-style-name="L11">
      <style:text-properties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list-style-name="L12"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list-style-name="L19"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 style:list-style-name="L20">
      <style:text-properties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>
      <style:paragraph-properties style:text-autospace="none"/>
      <style:text-properties fo:color="#000080" style:font-name="Courier New" fo:font-size="8pt" fo:font-weight="bold" style:font-name-asian="Courier New" style:font-size-asian="8pt" style:font-weight-asian="bold" style:font-name-complex="Courier New" style:font-size-complex="8pt" style:font-weight-complex="bold"/>
    </style:style>
    <style:style style:name="P28" style:family="paragraph" style:parent-style-name="Standard">
      <style:paragraph-properties style:text-autospace="none"/>
      <style:text-properties fo:color="#00008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29" style:family="paragraph" style:parent-style-name="Standard" style:list-style-name="L8">
      <style:text-properties fo:color="#000080" fo:font-size="8pt" fo:font-weight="bold" style:font-size-asian="8pt" style:font-weight-asian="bold" style:font-size-complex="8pt" style:font-weight-complex="bold"/>
    </style:style>
    <style:style style:name="P30" style:family="paragraph" style:parent-style-name="Standard" style:list-style-name="L4">
      <style:paragraph-properties fo:text-align="justify" style:justify-single-word="false"/>
      <style:text-properties fo:font-weight="bold" style:font-weight-asian="bold" style:font-weight-complex="bold"/>
    </style:style>
    <style:style style:name="P31" style:family="paragraph" style:parent-style-name="Standard" style:list-style-name="L7">
      <style:text-properties fo:font-weight="bold" style:font-weight-asian="bold" style:font-weight-complex="bold"/>
    </style:style>
    <style:style style:name="P32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33" style:family="paragraph" style:parent-style-name="Standard" style:list-style-name="">
      <style:paragraph-properties style:text-autospace="none"/>
      <style:text-properties fo:font-size="8pt" fo:font-weight="bold" style:font-size-asian="8pt" style:font-weight-asian="bold" style:font-size-complex="8pt" style:font-weight-complex="bold"/>
    </style:style>
    <style:style style:name="P34" style:family="paragraph" style:parent-style-name="Standard">
      <style:text-properties fo:font-size="8pt" style:font-size-asian="8pt" style:font-size-complex="8pt"/>
    </style:style>
    <style:style style:name="P35" style:family="paragraph" style:parent-style-name="Standard" style:list-style-name="">
      <style:paragraph-properties style:text-autospace="none"/>
      <style:text-properties fo:font-size="8pt" style:font-size-asian="8pt" style:font-size-complex="8pt"/>
    </style:style>
    <style:style style:name="P36" style:family="paragraph" style:parent-style-name="Standard" style:list-style-name="">
      <style:paragraph-properties style:text-autospace="none"/>
    </style:style>
    <style:style style:name="P37" style:family="paragraph" style:parent-style-name="Standard" style:list-style-name="">
      <style:paragraph-properties style:text-autospace="none"/>
      <style:text-properties fo:color="#000000" style:font-name="Courier New" fo:font-size="8pt" fo:font-weight="normal" style:font-name-asian="Courier New" style:font-size-asian="8pt" style:font-weight-asian="normal" style:font-name-complex="Courier New" style:font-size-complex="8pt" style:font-weight-complex="normal"/>
    </style:style>
    <style:style style:name="P38" style:family="paragraph" style:parent-style-name="Standard" style:list-style-name="">
      <style:paragraph-properties style:text-autospace="none"/>
      <style:text-properties fo:color="#008000" style:font-name="Courier New" fo:font-size="8pt" fo:font-weight="normal" style:font-name-asian="Courier New" style:font-size-asian="8pt" style:font-weight-asian="normal" style:font-name-complex="Courier New" style:font-size-complex="8pt" style:font-weight-complex="normal"/>
    </style:style>
    <style:style style:name="P39" style:family="paragraph" style:parent-style-name="Heading">
      <style:paragraph-properties fo:margin-top="0cm" fo:margin-bottom="0cm"/>
      <style:text-properties fo:font-size="10pt" style:font-size-asian="10pt" style:font-size-complex="10pt"/>
    </style:style>
    <style:style style:name="P40" style:family="paragraph" style:parent-style-name="Heading">
      <style:paragraph-properties fo:break-before="page"/>
    </style:style>
    <style:style style:name="P41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42" style:family="paragraph" style:parent-style-name="Text_20_body" style:list-style-name="L1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3" style:family="paragraph" style:parent-style-name="Text_20_body" style:list-style-name="L5">
      <style:text-properties fo:font-size="10pt" fo:font-weight="bold" style:font-size-asian="10pt" style:font-weight-asian="bold" style:font-size-complex="10pt" style:font-weight-complex="bold"/>
    </style:style>
    <style:style style:name="P44" style:family="paragraph" style:parent-style-name="Text_20_body" style:list-style-name="L14">
      <style:text-properties fo:font-size="10pt" fo:font-weight="bold" style:font-size-asian="10pt" style:font-weight-asian="bold" style:font-size-complex="10pt" style:font-weight-complex="bold"/>
    </style:style>
    <style:style style:name="P45" style:family="paragraph" style:parent-style-name="Text_20_body" style:list-style-name="L15">
      <style:text-properties fo:font-size="10pt" fo:font-weight="bold" style:font-size-asian="10pt" style:font-weight-asian="bold" style:font-size-complex="10pt" style:font-weight-complex="bold"/>
    </style:style>
    <style:style style:name="P46" style:family="paragraph" style:parent-style-name="Text_20_body" style:list-style-name="L16">
      <style:text-properties fo:font-size="10pt" fo:font-weight="bold" style:font-size-asian="10pt" style:font-weight-asian="bold" style:font-size-complex="10pt" style:font-weight-complex="bold"/>
    </style:style>
    <style:style style:name="P47" style:family="paragraph" style:parent-style-name="Text_20_body" style:list-style-name="L17">
      <style:text-properties fo:font-size="10pt" fo:font-weight="bold" style:font-size-asian="10pt" style:font-weight-asian="bold" style:font-size-complex="10pt" style:font-weight-complex="bold"/>
    </style:style>
    <style:style style:name="P48" style:family="paragraph" style:parent-style-name="Text_20_body" style:list-style-name="L18">
      <style:text-properties fo:font-size="10pt" fo:font-weight="bold" style:font-size-asian="10pt" style:font-weight-asian="bold" style:font-size-complex="10pt" style:font-weight-complex="bold"/>
    </style:style>
    <style:style style:name="P49" style:family="paragraph" style:parent-style-name="Text_20_body" style:list-style-name="L13"/>
    <style:style style:name="P50" style:family="paragraph" style:parent-style-name="Text_20_body">
      <style:text-properties fo:color="#000080"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size-asian="10pt"/>
    </style:style>
    <style:style style:name="T7" style:family="text">
      <style:text-properties style:font-size-complex="10pt"/>
    </style:style>
    <style:style style:name="T8" style:family="text">
      <style:text-properties fo:color="#0000ff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9" style:family="text"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T10" style:family="text">
      <style:text-properties fo:color="#0000ff" style:font-name="Courier New" style:font-name-asian="Courier New" style:font-name-complex="Courier New"/>
    </style:style>
    <style:style style:name="T11" style:family="text">
      <style:text-properties fo:color="#0000ff" style:font-name="Courier New" fo:font-weight="bold" style:font-name-asian="Courier New" style:font-weight-asian="bold" style:font-name-complex="Courier New" style:font-weight-complex="bold"/>
    </style:style>
    <style:style style:name="T12" style:family="text">
      <style:text-properties fo:color="#0000ff" style:font-name="Courier New" fo:font-size="8pt" style:font-name-asian="Courier New" style:font-size-asian="8pt" style:font-name-complex="Courier New" style:font-size-complex="8pt"/>
    </style:style>
    <style:style style:name="T13" style:family="text"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4" style:family="text"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15" style:family="text">
      <style:text-properties fo:color="#000000" style:font-name="Courier New" fo:font-weight="normal" style:font-name-asian="Courier New" style:font-weight-asian="normal" style:font-name-complex="Courier New" style:font-weight-complex="normal"/>
    </style:style>
    <style:style style:name="T16" style:family="text">
      <style:text-properties fo:color="#000000" style:font-name="Courier New" fo:font-size="8pt" fo:font-weight="normal" style:font-name-asian="Courier New" style:font-size-asian="8pt" style:font-weight-asian="normal" style:font-name-complex="Courier New" style:font-size-complex="8pt" style:font-weight-complex="normal"/>
    </style:style>
    <style:style style:name="T17" style:family="text">
      <style:text-properties fo:color="#000000" style:font-name="Courier New" fo:font-size="8pt" style:font-name-asian="Courier New" style:font-size-asian="8pt" style:font-name-complex="Courier New" style:font-size-complex="8pt"/>
    </style:style>
    <style:style style:name="T18" style:family="text">
      <style:text-properties fo:color="#000000" style:font-name="Courier New" style:font-name-asian="Courier New" style:font-name-complex="Courier New"/>
    </style:style>
    <style:style style:name="T19" style:family="text">
      <style:text-properties fo:color="#000000" style:font-name="Courier New" fo:font-weight="bold" style:font-name-asian="Courier New" style:font-weight-asian="bold" style:font-name-complex="Courier New" style:font-weight-complex="bold"/>
    </style:style>
    <style:style style:name="T20" style:family="text">
      <style:text-properties fo:color="#00008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21" style:family="text">
      <style:text-properties fo:color="#000080" style:font-name="Courier New" fo:font-size="10pt" style:font-name-asian="Courier New" style:font-size-asian="10pt" style:font-name-complex="Courier New" style:font-size-complex="10pt"/>
    </style:style>
    <style:style style:name="T22" style:family="text">
      <style:text-properties fo:color="#000080" style:font-name="Courier New" style:font-name-asian="Courier New" style:font-name-complex="Courier New"/>
    </style:style>
    <style:style style:name="T23" style:family="text">
      <style:text-properties fo:color="#000080" style:font-name="Courier New" fo:font-weight="bold" style:font-name-asian="Courier New" style:font-weight-asian="bold" style:font-name-complex="Courier New" style:font-weight-complex="bold"/>
    </style:style>
    <style:style style:name="T24" style:family="text">
      <style:text-properties fo:color="#000080" style:font-name="Courier New" fo:font-size="8pt" style:font-name-asian="Courier New" style:font-size-asian="8pt" style:font-name-complex="Courier New" style:font-size-complex="8pt"/>
    </style:style>
    <style:style style:name="T25" style:family="text">
      <style:text-properties fo:color="#000080" style:font-name="Courier New" fo:font-size="8pt" fo:font-weight="bold" style:font-name-asian="Courier New" style:font-size-asian="8pt" style:font-weight-asian="bold" style:font-name-complex="Courier New" style:font-size-complex="8pt" style:font-weight-complex="bold"/>
    </style:style>
    <style:style style:name="T26" style:family="text">
      <style:text-properties fo:color="#000080" fo:font-size="8pt" style:font-size-asian="8pt" style:font-size-complex="8pt"/>
    </style:style>
    <style:style style:name="T27" style:family="text">
      <style:text-properties fo:color="#8000ff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28" style:family="text">
      <style:text-properties fo:color="#8000ff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29" style:family="text">
      <style:text-properties fo:color="#8000ff" style:font-name="Courier New" fo:font-weight="normal" style:font-name-asian="Courier New" style:font-weight-asian="normal" style:font-name-complex="Courier New" style:font-weight-complex="normal"/>
    </style:style>
    <style:style style:name="T30" style:family="text">
      <style:text-properties fo:color="#8000ff" style:font-name="Courier New" fo:font-size="8pt" fo:font-weight="normal" style:font-name-asian="Courier New" style:font-size-asian="8pt" style:font-weight-asian="normal" style:font-name-complex="Courier New" style:font-size-complex="8pt" style:font-weight-complex="normal"/>
    </style:style>
    <style:style style:name="T31" style:family="text">
      <style:text-properties fo:color="#8000ff" style:font-name="Courier New" style:font-name-asian="Courier New" style:font-name-complex="Courier New"/>
    </style:style>
    <style:style style:name="T32" style:family="text">
      <style:text-properties fo:color="#8000ff" style:font-name="Courier New" fo:font-weight="bold" style:font-name-asian="Courier New" style:font-weight-asian="bold" style:font-name-complex="Courier New" style:font-weight-complex="bold"/>
    </style:style>
    <style:style style:name="T33" style:family="text">
      <style:text-properties fo:color="#80808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34" style:family="text">
      <style:text-properties fo:color="#808080" style:font-name="Courier New" fo:font-weight="normal" style:font-name-asian="Courier New" style:font-weight-asian="normal" style:font-name-complex="Courier New" style:font-weight-complex="normal"/>
    </style:style>
    <style:style style:name="T35" style:family="text">
      <style:text-properties fo:color="#808080" style:font-name="Courier New" style:font-name-asian="Courier New" style:font-name-complex="Courier New"/>
    </style:style>
    <style:style style:name="T36" style:family="text">
      <style:text-properties fo:color="#ff8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37" style:family="text">
      <style:text-properties fo:color="#ff8000" style:font-name="Courier New" fo:font-weight="normal" style:font-name-asian="Courier New" style:font-weight-asian="normal" style:font-name-complex="Courier New" style:font-weight-complex="normal"/>
    </style:style>
    <style:style style:name="T38" style:family="text">
      <style:text-properties style:font-weight-asian="bold"/>
    </style:style>
    <style:style style:name="T39" style:family="text">
      <style:text-properties style:font-weight-complex="bold"/>
    </style:style>
    <style:style style:name="T40" style:family="text">
      <style:text-properties fo:color="#008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41" style:family="text">
      <style:text-properties fo:color="#008000" style:font-name="Courier New" fo:font-weight="normal" style:font-name-asian="Courier New" style:font-weight-asian="normal" style:font-name-complex="Courier New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5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5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5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5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5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 text:start-value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 text:start-value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 text:start-value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 text:start-value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)" style:num-format="a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 text:start-value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 text:start-value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 text:start-value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 text:start-value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 text:start-value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 text:start-value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. Estrutura de Tipos <text:s/></text:p>
      <text:p text:style-name="P39">(Passagem de parâmetros por valor e referência. Propriedades. <text:s/>Interfaces, <text:s/>Arrays <text:s/>e Enumerados.)</text:p>
      <text:p text:style-name="P41"/>
      <text:section text:style-name="Sect1" text:name="A01">
        <text:list xml:id="list33413281" text:style-name="L1">
          <text:list-item>
            <text:p text:style-name="P42">Considere que tem duas interfaces <text:s/>TemperatureCelcius <text:s/>e <text:s/>TemperatureFahrenheit. Ambas as <text:s/>interfaces têm um método double GetTemperature( ), mas com retornos diferentes. Será possível definir uma classe que implemente ambas as interfaces? Justifique. </text:p>
          </text:list-item>
        </text:list>
      </text:section>
      <text:section text:style-name="Sect1" text:name="A01-R">
        <text:p text:style-name="Standard"/>
      </text:section>
      <text:p text:style-name="Standard"/>
      <text:section text:style-name="Sect2" text:name="A02">
        <text:list xml:id="list33530160" text:continue-numbering="true" text:style-name="L1">
          <text:list-item>
            <text:p text:style-name="P13">Considere o seguinte código.</text:p>
          </text:list-item>
        </text:list>
        <text:section text:style-name="Sect3" text:name="Section1">
          <text:p text:style-name="P5"><text:span text:style-name="T10">interface</text:span><text:span text:style-name="T15"> I</text:span><text:span text:style-name="T22">{</text:span><text:span text:style-name="T15"> <text:s/></text:span></text:p>
          <text:p text:style-name="P7"><text:span text:style-name="T15"><text:s text:c="2"/></text:span><text:span text:style-name="T29">void</text:span><text:span text:style-name="T15"> visit</text:span><text:span text:style-name="T23">(</text:span><text:span text:style-name="T15">Visitor v</text:span><text:span text:style-name="T23">);</text:span><text:span text:style-name="T15"> <text:s/></text:span></text:p>
          <text:p text:style-name="P7"><text:span text:style-name="T15"><text:s text:c="2"/></text:span><text:span text:style-name="T29">void</text:span><text:span text:style-name="T15"> print</text:span><text:span text:style-name="T23">();</text:span><text:span text:style-name="T15"> <text:s/></text:span></text:p>
          <text:p text:style-name="P7"><text:span text:style-name="T23">}</text:span><text:span text:style-name="T15"> <text:s/></text:span></text:p>
          <text:p text:style-name="P7"><text:span text:style-name="T29">struct</text:span><text:span text:style-name="T15"> A</text:span><text:span text:style-name="T23">:</text:span><text:span text:style-name="T15"> I</text:span><text:span text:style-name="T23">{</text:span><text:span text:style-name="T15"> <text:s/></text:span></text:p>
          <text:p text:style-name="P7"><text:span text:style-name="T15"><text:s text:c="2"/></text:span><text:span text:style-name="T29">int</text:span><text:span text:style-name="T15"> n</text:span><text:span text:style-name="T23">;</text:span><text:span text:style-name="T15"> <text:s/></text:span></text:p>
          <text:p text:style-name="P7"><text:span text:style-name="T15"><text:s text:c="2"/></text:span><text:span text:style-name="T11">public</text:span><text:span text:style-name="T15"> </text:span><text:span text:style-name="T29">void</text:span><text:span text:style-name="T15"> incN</text:span><text:span text:style-name="T23">(</text:span><text:span text:style-name="T29">int</text:span><text:span text:style-name="T15"> inc</text:span><text:span text:style-name="T23">)</text:span><text:span text:style-name="T15"> </text:span><text:span text:style-name="T23">{</text:span><text:span text:style-name="T15"> <text:s/></text:span></text:p>
          <text:p text:style-name="P7"><text:span text:style-name="T15"><text:s text:c="5"/>n </text:span><text:span text:style-name="T23">+=</text:span><text:span text:style-name="T15"> inc</text:span><text:span text:style-name="T23">;</text:span><text:span text:style-name="T15"> <text:s/></text:span></text:p>
          <text:p text:style-name="P7"><text:span text:style-name="T15"><text:s text:c="2"/></text:span><text:span text:style-name="T23">}</text:span><text:span text:style-name="T15"> <text:s/></text:span></text:p>
          <text:p text:style-name="P7"><text:span text:style-name="T15"><text:s text:c="2"/></text:span><text:span text:style-name="T11">public</text:span><text:span text:style-name="T15"> </text:span><text:span text:style-name="T29">void</text:span><text:span text:style-name="T15"> visit</text:span><text:span text:style-name="T23">(</text:span><text:span text:style-name="T15">Visitor v</text:span><text:span text:style-name="T23">)</text:span><text:span text:style-name="T15"> </text:span><text:span text:style-name="T23">{</text:span><text:span text:style-name="T15"> <text:s/></text:span></text:p>
          <text:p text:style-name="P7"><text:span text:style-name="T15"><text:s text:c="4"/>v</text:span><text:span text:style-name="T23">.</text:span><text:span text:style-name="T15">update</text:span><text:span text:style-name="T23">(</text:span><text:span text:style-name="T11">ref</text:span><text:span text:style-name="T15"> </text:span><text:span text:style-name="T11">this</text:span><text:span text:style-name="T23">);</text:span><text:span text:style-name="T15"> <text:s/></text:span></text:p>
          <text:p text:style-name="P7"><text:span text:style-name="T15"><text:s text:c="2"/></text:span><text:span text:style-name="T23">}</text:span><text:span text:style-name="T15"> <text:s/></text:span></text:p>
          <text:p text:style-name="P7"><text:span text:style-name="T15"><text:s text:c="2"/></text:span><text:span text:style-name="T11">public</text:span><text:span text:style-name="T15"> </text:span><text:span text:style-name="T29">void</text:span><text:span text:style-name="T15"> print</text:span><text:span text:style-name="T23">()</text:span><text:span text:style-name="T15"> </text:span><text:span text:style-name="T23">{</text:span><text:span text:style-name="T15"> <text:s/></text:span></text:p>
          <text:p text:style-name="P7"><text:span text:style-name="T15"><text:s text:c="4"/>Console</text:span><text:span text:style-name="T23">.</text:span><text:span text:style-name="T15">WriteLine</text:span><text:span text:style-name="T23">(</text:span><text:span text:style-name="T34">"A ="</text:span><text:span text:style-name="T15"> </text:span><text:span text:style-name="T23">+</text:span><text:span text:style-name="T15"> n</text:span><text:span text:style-name="T23">);</text:span><text:span text:style-name="T15"> <text:s/></text:span></text:p>
          <text:p text:style-name="P7"><text:span text:style-name="T15"><text:s text:c="2"/></text:span><text:span text:style-name="T23">}</text:span><text:span text:style-name="T15"> <text:s/></text:span></text:p>
          <text:p text:style-name="P4">}</text:p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6"><text:span text:style-name="T10">interface</text:span><text:span text:style-name="T15"> Visitor</text:span><text:span text:style-name="T22">{</text:span><text:span text:style-name="T15"> </text:span><text:span text:style-name="T29">void</text:span><text:span text:style-name="T15"> update</text:span><text:span text:style-name="T22">(</text:span><text:span text:style-name="T10">ref</text:span><text:span text:style-name="T15"> A a</text:span><text:span text:style-name="T22">);</text:span><text:span text:style-name="T15"> </text:span><text:span text:style-name="T22">}</text:span><text:span text:style-name="T15"> <text:s/></text:span></text:p>
          <text:p text:style-name="P8"><text:s/></text:p>
          <text:p text:style-name="P7"><text:span text:style-name="T29">class</text:span><text:span text:style-name="T15"> R1</text:span><text:span text:style-name="T23">:</text:span><text:span text:style-name="T15"> Visitor</text:span><text:span text:style-name="T23">{</text:span><text:span text:style-name="T15"> <text:s/></text:span></text:p>
          <text:p text:style-name="P7"><text:span text:style-name="T15"><text:s text:c="3"/></text:span><text:span text:style-name="T11">public</text:span><text:span text:style-name="T15"> </text:span><text:span text:style-name="T29">void</text:span><text:span text:style-name="T15"> update</text:span><text:span text:style-name="T23">(</text:span><text:span text:style-name="T11">ref</text:span><text:span text:style-name="T15"> A a</text:span><text:span text:style-name="T23">){</text:span><text:span text:style-name="T15">a</text:span><text:span text:style-name="T23">.</text:span><text:span text:style-name="T15">incN</text:span><text:span text:style-name="T23">(</text:span><text:span text:style-name="T37">1</text:span><text:span text:style-name="T23">);}</text:span><text:span text:style-name="T15"> <text:s/></text:span></text:p>
          <text:p text:style-name="P7"><text:span text:style-name="T23">}</text:span><text:span text:style-name="T15"> <text:s/></text:span></text:p>
          <text:p text:style-name="P7"><text:span text:style-name="T29">class</text:span><text:span text:style-name="T15"> R2</text:span><text:span text:style-name="T23">:</text:span><text:span text:style-name="T15"> R1</text:span><text:span text:style-name="T23">{</text:span><text:span text:style-name="T15"> <text:s/></text:span></text:p>
          <text:p text:style-name="P7"><text:span text:style-name="T15"><text:s text:c="3"/></text:span><text:span text:style-name="T11">public</text:span><text:span text:style-name="T15"> </text:span><text:span text:style-name="T11">virtual</text:span><text:span text:style-name="T15"> </text:span><text:span text:style-name="T29">void</text:span><text:span text:style-name="T15"> update</text:span><text:span text:style-name="T23">(</text:span><text:span text:style-name="T11">ref</text:span><text:span text:style-name="T15"> A a</text:span><text:span text:style-name="T23">)</text:span><text:span text:style-name="T15"> </text:span><text:span text:style-name="T23">{</text:span><text:span text:style-name="T15"> <text:s text:c="8"/></text:span></text:p>
          <text:p text:style-name="P7"><text:span text:style-name="T15"><text:s text:c="8"/>a</text:span><text:span text:style-name="T23">.</text:span><text:span text:style-name="T15">incN</text:span><text:span text:style-name="T23">(</text:span><text:span text:style-name="T37">2</text:span><text:span text:style-name="T23">);</text:span><text:span text:style-name="T15"> </text:span></text:p>
          <text:p text:style-name="P7"><text:span text:style-name="T15"><text:s text:c="3"/></text:span><text:span text:style-name="T23">}</text:span><text:span text:style-name="T15"> <text:s/></text:span></text:p>
          <text:p text:style-name="P7"><text:span text:style-name="T23">}</text:span><text:span text:style-name="T15"> <text:s/></text:span></text:p>
          <text:p text:style-name="P7"><text:span text:style-name="T29">class</text:span><text:span text:style-name="T15"> R3</text:span><text:span text:style-name="T23">:</text:span><text:span text:style-name="T15"> R2</text:span><text:span text:style-name="T23">,</text:span><text:span text:style-name="T15"> Visitor</text:span><text:span text:style-name="T23">{</text:span><text:span text:style-name="T15"> <text:s/></text:span></text:p>
          <text:p text:style-name="P7"><text:span text:style-name="T15"><text:s text:c="3"/></text:span><text:span text:style-name="T11">public</text:span><text:span text:style-name="T15"> </text:span><text:span text:style-name="T11">override</text:span><text:span text:style-name="T15"> </text:span><text:span text:style-name="T29">void</text:span><text:span text:style-name="T15"> update</text:span><text:span text:style-name="T23">(</text:span><text:span text:style-name="T11">ref</text:span><text:span text:style-name="T15"> A a</text:span><text:span text:style-name="T23">){</text:span><text:span text:style-name="T15"> <text:s text:c="4"/></text:span></text:p>
          <text:p text:style-name="P7"><text:span text:style-name="T15"><text:s text:c="6"/>a</text:span><text:span text:style-name="T23">.</text:span><text:span text:style-name="T15">incN</text:span><text:span text:style-name="T23">(</text:span><text:span text:style-name="T37">31</text:span><text:span text:style-name="T23">);</text:span><text:span text:style-name="T15"> <text:s/></text:span></text:p>
          <text:p text:style-name="P7"><text:span text:style-name="T15"><text:s text:c="3"/></text:span><text:span text:style-name="T23">}</text:span><text:span text:style-name="T15"> <text:s/></text:span></text:p>
          <text:p text:style-name="P7"><text:span text:style-name="T15"><text:s text:c="3"/></text:span><text:span text:style-name="T29">void</text:span><text:span text:style-name="T15"> Visitor</text:span><text:span text:style-name="T23">.</text:span><text:span text:style-name="T15">update</text:span><text:span text:style-name="T23">(</text:span><text:span text:style-name="T11">ref</text:span><text:span text:style-name="T15"> A a</text:span><text:span text:style-name="T23">){</text:span><text:span text:style-name="T15">a</text:span><text:span text:style-name="T23">.</text:span><text:span text:style-name="T15">incN</text:span><text:span text:style-name="T23">(</text:span><text:span text:style-name="T37">32</text:span><text:span text:style-name="T23">);}</text:span><text:span text:style-name="T15"> <text:s/></text:span></text:p>
          <text:p text:style-name="P7"><text:span text:style-name="T23">}</text:span><text:span text:style-name="T15"> </text:span></text:p>
          <text:p text:style-name="P8"><text:s text:c="2"/></text:p>
          <text:p text:style-name="P7"><text:span text:style-name="T29">class</text:span><text:span text:style-name="T15"> Test</text:span><text:span text:style-name="T23">{</text:span><text:span text:style-name="T15"> <text:s/></text:span></text:p>
          <text:p text:style-name="P7"><text:span text:style-name="T15"><text:s text:c="3"/></text:span><text:span text:style-name="T29">static</text:span><text:span text:style-name="T15"> </text:span><text:span text:style-name="T29">void</text:span><text:span text:style-name="T15"> Main</text:span><text:span text:style-name="T23">(){</text:span><text:span text:style-name="T15"> <text:s/></text:span></text:p>
          <text:p text:style-name="P7"><text:span text:style-name="T15"><text:s text:c="6"/>A a </text:span><text:span text:style-name="T23">=</text:span><text:span text:style-name="T15"> </text:span><text:span text:style-name="T11">new</text:span><text:span text:style-name="T15"> A</text:span><text:span text:style-name="T23">();</text:span><text:span text:style-name="T15"> a</text:span><text:span text:style-name="T23">.</text:span><text:span text:style-name="T15">incN</text:span><text:span text:style-name="T23">(</text:span><text:span text:style-name="T37">1</text:span><text:span text:style-name="T23">);</text:span><text:span text:style-name="T15"> a</text:span><text:span text:style-name="T23">.</text:span><text:span text:style-name="T15">print</text:span><text:span text:style-name="T23">();</text:span><text:span text:style-name="T15"> <text:s/></text:span></text:p>
          <text:p text:style-name="P7"><text:span text:style-name="T15"><text:s text:c="6"/>a</text:span><text:span text:style-name="T23">.</text:span><text:span text:style-name="T15">visit</text:span><text:span text:style-name="T23">(</text:span><text:span text:style-name="T11">new</text:span><text:span text:style-name="T15"> R1</text:span><text:span text:style-name="T23">());</text:span><text:span text:style-name="T15"> a</text:span><text:span text:style-name="T23">.</text:span><text:span text:style-name="T15">print</text:span><text:span text:style-name="T23">();</text:span><text:span text:style-name="T15"> <text:s/></text:span></text:p>
          <text:p text:style-name="P7"><text:span text:style-name="T15"><text:s text:c="6"/>I i </text:span><text:span text:style-name="T23">=</text:span><text:span text:style-name="T15"> a</text:span><text:span text:style-name="T23">;</text:span><text:span text:style-name="T15"> </text:span><text:span text:style-name="T23">((</text:span><text:span text:style-name="T15">A</text:span><text:span text:style-name="T23">)</text:span><text:span text:style-name="T15"> i</text:span><text:span text:style-name="T23">).</text:span><text:span text:style-name="T15">incN</text:span><text:span text:style-name="T23">(</text:span><text:span text:style-name="T37">1</text:span><text:span text:style-name="T23">);</text:span><text:span text:style-name="T15"> i</text:span><text:span text:style-name="T23">.</text:span><text:span text:style-name="T15">print</text:span><text:span text:style-name="T23">();</text:span><text:span text:style-name="T15"> <text:s/></text:span></text:p>
          <text:p text:style-name="P7"><text:span text:style-name="T15"><text:s text:c="6"/>i</text:span><text:span text:style-name="T23">.</text:span><text:span text:style-name="T15">visit</text:span><text:span text:style-name="T23">(</text:span><text:span text:style-name="T11">new</text:span><text:span text:style-name="T15"> R1</text:span><text:span text:style-name="T23">());</text:span><text:span text:style-name="T15"> i</text:span><text:span text:style-name="T23">.</text:span><text:span text:style-name="T15">print</text:span><text:span text:style-name="T23">();</text:span><text:span text:style-name="T15"> <text:s/></text:span></text:p>
          <text:p text:style-name="P7"><text:span text:style-name="T15"><text:s text:c="6"/>i</text:span><text:span text:style-name="T23">.</text:span><text:span text:style-name="T15">visit</text:span><text:span text:style-name="T23">(</text:span><text:span text:style-name="T11">new</text:span><text:span text:style-name="T15"> R2</text:span><text:span text:style-name="T23">());</text:span><text:span text:style-name="T15"> i</text:span><text:span text:style-name="T23">.</text:span><text:span text:style-name="T15">print</text:span><text:span text:style-name="T23">();</text:span><text:span text:style-name="T15"> <text:s/></text:span></text:p>
          <text:p text:style-name="P7"><text:span text:style-name="T15"><text:s text:c="6"/>i</text:span><text:span text:style-name="T23">.</text:span><text:span text:style-name="T15">visit</text:span><text:span text:style-name="T23">(</text:span><text:span text:style-name="T11">new</text:span><text:span text:style-name="T15"> R3</text:span><text:span text:style-name="T23">());</text:span><text:span text:style-name="T15"> i</text:span><text:span text:style-name="T23">.</text:span><text:span text:style-name="T15">print</text:span><text:span text:style-name="T23">();</text:span><text:span text:style-name="T15"> <text:s/></text:span></text:p>
          <text:p text:style-name="P7"><text:span text:style-name="T15"><text:s text:c="3"/></text:span><text:span text:style-name="T23">}</text:span><text:span text:style-name="T15"> <text:s/></text:span></text:p>
          <text:p text:style-name="P4">}</text:p>
        </text:section>
        <text:list xml:id="list33397492" text:style-name="L2">
          <text:list-item>
            <text:p text:style-name="P15">Diga e justifique qual o <text:s/>output <text:s/>resultante da execução do método <text:s/>Main <text:s/>da classe <text:s/>Test, identificando as operações de boxing e unboxing. </text:p>
          </text:list-item>
        </text:list>
      </text:section>
      <text:section text:style-name="Sect1" text:name="A02-A-R1">
        <text:p text:style-name="Standard"/>
      </text:section>
      <text:section text:style-name="Sect1" text:name="A02-B">
        <text:p text:style-name="P1">Considere a nova definição da interface Visitor:</text:p>
        <text:p text:style-name="P1"/>
        <text:p text:style-name="Standard"><text:span text:style-name="T3"><text:s text:c="10"/></text:span><text:span text:style-name="T8">interface</text:span><text:span text:style-name="T13"> Visitor</text:span><text:span text:style-name="T20">{</text:span><text:span text:style-name="T27">void</text:span><text:span text:style-name="T13"> update</text:span><text:span text:style-name="T20">(</text:span><text:span text:style-name="T8">ref</text:span><text:span text:style-name="T13"> I i</text:span><text:span text:style-name="T20">);}</text:span><text:span text:style-name="T13"> <text:s/></text:span></text:p>
        <text:list xml:id="list33399800" text:style-name="L3">
          <text:list-item>
            <text:p text:style-name="P16">Ao recompilar a estrutura A para usar a nova interface Visitor, diga e justifique se é necessária, ou não, alguma alteração à implementação do método visit, para que compile com sucesso. Em caso afirmativo indique as modificações a efectuar.</text:p>
          </text:list-item>
        </text:list>
      </text:section>
      <text:section text:style-name="Sect1" text:name="A02-B-R1">
        <text:p text:style-name="Standard"/>
      </text:section>
      <text:section text:style-name="Sect1" text:name="A02-C">
        <text:p text:style-name="P14">Considerando que a assinatura de update é actualizada em cada uma das classes R1, R2 e R3 em conformidade com a nova definição da interface I e de acordo com as actualizações realizadas, ou não, à estrutura A no ponto anterior, indique e justifique as diferenças no output em relação ao cenário da alínea a.</text:p>
      </text:section>
      <text:section text:style-name="Sect1" text:name="A02-C-R1">
        <text:p text:style-name="Standard"/>
      </text:section>
      <text:section text:style-name="Sect1" text:name="A03">
        <text:list xml:id="list33387982" text:style-name="L4">
          <text:list-item>
            <text:p text:style-name="P30"><text:span text:style-name="T2">Implemente o método <text:s/></text:span><text:span text:style-name="T26">IEnumerable&lt;T&gt; BiggerThan( IEnumerable&lt;T&gt; enum, T element ) <text:s/>where T:Comparable&lt;T&gt;</text:span><text:span text:style-name="T2"> <text:s/>que retorna a sequência de elementos maiores do que element. Altere este método de modo a que seja um método de extensão para IEnumerable&lt;T&gt;. </text:span></text:p>
          </text:list-item>
        </text:list>
      </text:section>
      <text:section text:style-name="Sect1" text:name="A03-R1">
        <text:p text:style-name="Standard"/>
      </text:section>
      <text:section text:style-name="Sect1" text:name="A04">
        <text:list xml:id="list33539879" text:continue-numbering="true" text:style-name="L4">
          <text:list-item>
            <text:p text:style-name="P18">Qual a responsabilidade do construtor de tipo no CLR? Diga quais são as duas semânticas de invocação do construtor de tipo. </text:p>
          </text:list-item>
        </text:list>
      </text:section>
      <text:section text:style-name="Sect1" text:name="A04-R1">
        <text:p text:style-name="Standard"/>
      </text:section>
      <text:section text:style-name="Sect1" text:name="A05">
        <text:list xml:id="list33526535" text:continue-numbering="true" text:style-name="L4">
          <text:list-item>
            <text:p text:style-name="P18">Porque motivo os projectistas da framework .NET 2.0 definiram que a interface genérica <text:s/>IEnumerable&lt;T&gt; estende a interface não genérica IEnumerable. De que forma um contentor pode implementar ambas as interfaces genérica IEnumerator&lt;T&gt; e não genérica <text:s/>IEnumerator? Realize um troço de código demonstrativo.</text:p>
          </text:list-item>
        </text:list>
      </text:section>
      <text:section text:style-name="Sect1" text:name="A05-R1">
        <text:p text:style-name="Standard"/>
      </text:section>
      <text:p text:style-name="Standard"/>
      <text:p text:style-name="P12">B. Delegates, Eventos Iteradores </text:p>
      <text:section text:style-name="Sect1" text:name="B-1">
        <text:list xml:id="list33416088" text:style-name="L5">
          <text:list-item>
            <text:p text:style-name="P43">Considere a seguinte definição:</text:p>
          </text:list-item>
        </text:list>
        <text:p text:style-name="P10"><text:span text:style-name="T10"><text:tab/></text:span><text:span text:style-name="T12">public</text:span><text:span text:style-name="T16"> </text:span><text:span text:style-name="T12">delegate</text:span><text:span text:style-name="T16"> </text:span><text:span text:style-name="T30">void</text:span><text:span text:style-name="T16"> SomeEventHandler</text:span><text:span text:style-name="T24">(</text:span><text:span text:style-name="T12">object</text:span><text:span text:style-name="T16"> o</text:span><text:span text:style-name="T24">,</text:span><text:span text:style-name="T16"> EventArgs e</text:span><text:span text:style-name="T24">);<text:tab/></text:span></text:p>
      </text:section>
      <text:section text:style-name="Sect1" text:name="B-1A">
        <text:list xml:id="list33403532" text:style-name="L6">
          <text:list-item>
            <text:p text:style-name="P19">Indique qual <text:s/>é o <text:s/>código <text:s/>gerado pelo compilador <text:s/>para <text:s/>a definição anterior. Nota: Na descrição omita a explicação dos métodos BeginInvoke e EndInvoke.</text:p>
          </text:list-item>
        </text:list>
      </text:section>
      <text:section text:style-name="Sect1" text:name="B-1A-R">
        <text:p text:style-name="Standard"/>
      </text:section>
      <text:section text:style-name="Sect1" text:name="B-1B">
        <text:list xml:id="list33530190" text:continue-numbering="true" text:style-name="L6">
          <text:list-item>
            <text:p text:style-name="P19">A definição deste <text:s/>delegate <text:s/>segue um padrão <text:s/>EventHandler, <text:s/>aconselhado como uma boa prática na definição de eventos em .NET e <text:s/>ao qual a maioria dos tipos da Framework.NET que expõem eventos utiliza. Explique sucintamente este padrão e quais as responsabilidades de cada um dos seus intervenientes. </text:p>
          </text:list-item>
        </text:list>
      </text:section>
      <text:section text:style-name="Sect1" text:name="B-1B-R">
        <text:p text:style-name="Standard"/>
      </text:section>
      <text:section text:style-name="Sect1" text:name="B-1C">
        <text:list xml:id="list33546237" text:continue-numbering="true" text:style-name="L6">
          <text:list-item>
            <text:p text:style-name="P19">Tendo em consideração a <text:s/>definição do <text:s/>delegate <text:s/>SomeEventHandler, <text:s/>indique <text:s/>o <text:s/>código gerado pela <text:s/>definição seguinte, na classe onde esta é incluída. <text:s/><text:span text:style-name="T12">public</text:span><text:span text:style-name="T17"> </text:span><text:span text:style-name="T12">event</text:span><text:span text:style-name="T17"> SomeEventHandler SomeEvent</text:span><text:span text:style-name="T24">;</text:span><text:span text:style-name="T17"> </text:span></text:p>
          </text:list-item>
        </text:list>
      </text:section>
      <text:section text:style-name="Sect1" text:name="B-1C-R">
        <text:p text:style-name="Standard"/>
      </text:section>
      <text:section text:style-name="Sect1" text:name="B-2">
        <text:list xml:id="list33388082" text:style-name="L7">
          <text:list-item>
            <text:p text:style-name="P31">Considere o seguinte código: </text:p>
          </text:list-item>
        </text:list>
        <text:section text:style-name="Sect3" text:name="Section2">
          <text:p text:style-name="P5"><text:span text:style-name="T10">interface</text:span><text:span text:style-name="T18"> ITemperatureAlarm </text:span><text:span text:style-name="T22">{</text:span><text:span text:style-name="T18"> </text:span></text:p>
          <text:p text:style-name="P6"><text:span text:style-name="T18"><text:s text:c="2"/></text:span><text:span text:style-name="T10">event</text:span><text:span text:style-name="T18"> EventHandler TooHot</text:span><text:span text:style-name="T22">;</text:span><text:span text:style-name="T18"> </text:span></text:p>
          <text:p text:style-name="P6"><text:span text:style-name="T18"><text:s text:c="2"/></text:span><text:span text:style-name="T31">void</text:span><text:span text:style-name="T18"> triggerHot</text:span><text:span text:style-name="T22">();</text:span><text:span text:style-name="T18"> </text:span></text:p>
          <text:p text:style-name="P6"><text:span text:style-name="T22">}</text:span><text:span text:style-name="T18"> </text:span></text:p>
          <text:p text:style-name="P9"><text:s/></text:p>
          <text:p text:style-name="P6"><text:span text:style-name="T31">class</text:span><text:span text:style-name="T18"> Sensor1 </text:span><text:span text:style-name="T22">:</text:span><text:span text:style-name="T18"> ITemperatureAlarm </text:span><text:span text:style-name="T22">{</text:span><text:span text:style-name="T18"> </text:span></text:p>
          <text:p text:style-name="P6"><text:span text:style-name="T18"><text:s text:c="2"/></text:span><text:span text:style-name="T10">public</text:span><text:span text:style-name="T18"> </text:span><text:span text:style-name="T10">event</text:span><text:span text:style-name="T18"> EventHandler TooHot</text:span><text:span text:style-name="T22">;</text:span><text:span text:style-name="T18"> </text:span></text:p>
          <text:p text:style-name="P6"><text:span text:style-name="T18"><text:s text:c="2"/></text:span><text:span text:style-name="T10">public</text:span><text:span text:style-name="T18"> </text:span><text:span text:style-name="T10">virtual</text:span><text:span text:style-name="T18"> </text:span><text:span text:style-name="T31">void</text:span><text:span text:style-name="T18"> triggerHot</text:span><text:span text:style-name="T22">()</text:span><text:span text:style-name="T18"> </text:span><text:span text:style-name="T22">{</text:span><text:span text:style-name="T18"> </text:span></text:p>
          <text:p text:style-name="P6"><text:span text:style-name="T18"><text:s text:c="4"/>Console</text:span><text:span text:style-name="T22">.</text:span><text:span text:style-name="T18">WriteLine</text:span><text:span text:style-name="T22">(</text:span><text:span text:style-name="T35">"Sensor1"</text:span><text:span text:style-name="T22">);</text:span><text:span text:style-name="T18"> </text:span></text:p>
          <text:p text:style-name="P6"><text:span text:style-name="T18"><text:s text:c="4"/></text:span><text:span text:style-name="T10">if</text:span><text:span text:style-name="T18"> </text:span><text:span text:style-name="T22">(</text:span><text:span text:style-name="T18">TooHot </text:span><text:span text:style-name="T22">!=</text:span><text:span text:style-name="T18"> </text:span><text:span text:style-name="T10">null</text:span><text:span text:style-name="T22">)</text:span><text:span text:style-name="T18"> <text:s/></text:span></text:p>
          <text:p text:style-name="P6"><text:span text:style-name="T18"><text:s text:c="6"/>TooHot</text:span><text:span text:style-name="T22">(</text:span><text:span text:style-name="T10">this</text:span><text:span text:style-name="T22">,</text:span><text:span text:style-name="T18"> EventArgs</text:span><text:span text:style-name="T22">.</text:span><text:span text:style-name="T18">Empty</text:span><text:span text:style-name="T22">);</text:span><text:span text:style-name="T18"> </text:span></text:p>
          <text:p text:style-name="P6"><text:span text:style-name="T18"><text:s text:c="2"/></text:span><text:span text:style-name="T22">}</text:span><text:span text:style-name="T18"> </text:span></text:p>
          <text:p text:style-name="P6"><text:span text:style-name="T22">}</text:span><text:span text:style-name="T18"> </text:span></text:p>
          <text:p text:style-name="P9"><text:s/></text:p>
          <text:p text:style-name="P6"><text:span text:style-name="T31">class</text:span><text:span text:style-name="T18"> Sensor2 </text:span><text:span text:style-name="T22">:</text:span><text:span text:style-name="T18"> Sensor1</text:span><text:span text:style-name="T22">,</text:span><text:span text:style-name="T18">ITemperatureAlarm </text:span><text:span text:style-name="T22">{</text:span><text:span text:style-name="T18"> </text:span></text:p>
          <text:p text:style-name="P6"><text:span text:style-name="T18"><text:s text:c="2"/></text:span><text:span text:style-name="T10">public</text:span><text:span text:style-name="T18"> </text:span><text:span text:style-name="T10">virtual</text:span><text:span text:style-name="T18"> </text:span><text:span text:style-name="T10">event</text:span><text:span text:style-name="T18"> EventHandler TooHot</text:span><text:span text:style-name="T22">;</text:span><text:span text:style-name="T18"> </text:span></text:p>
          <text:p text:style-name="P6"><text:span text:style-name="T18"><text:s text:c="2"/></text:span><text:span text:style-name="T10">public</text:span><text:span text:style-name="T18"> </text:span><text:span text:style-name="T10">new</text:span><text:span text:style-name="T18"> </text:span><text:span text:style-name="T31">void</text:span><text:span text:style-name="T18"> triggerHot</text:span><text:span text:style-name="T22">()</text:span><text:span text:style-name="T18"> </text:span><text:span text:style-name="T22">{</text:span><text:span text:style-name="T18"> </text:span></text:p>
          <text:p text:style-name="P6"><text:span text:style-name="T18"><text:s text:c="5"/>Console</text:span><text:span text:style-name="T22">.</text:span><text:span text:style-name="T18">WriteLine</text:span><text:span text:style-name="T22">(</text:span><text:span text:style-name="T35">"Sensor2"</text:span><text:span text:style-name="T22">);</text:span><text:span text:style-name="T18"> </text:span></text:p>
          <text:p text:style-name="P6"><text:span text:style-name="T18"><text:s text:c="5"/></text:span><text:span text:style-name="T10">if</text:span><text:span text:style-name="T18"> </text:span><text:span text:style-name="T22">(</text:span><text:span text:style-name="T18">TooHot </text:span><text:span text:style-name="T22">!=</text:span><text:span text:style-name="T18"> </text:span><text:span text:style-name="T10">null</text:span><text:span text:style-name="T22">)</text:span><text:span text:style-name="T18"> <text:s/></text:span></text:p>
          <text:p text:style-name="P6"><text:span text:style-name="T18"><text:s text:c="7"/>TooHot</text:span><text:span text:style-name="T22">(</text:span><text:span text:style-name="T10">this</text:span><text:span text:style-name="T22">,</text:span><text:span text:style-name="T18"> EventArgs</text:span><text:span text:style-name="T22">.</text:span><text:span text:style-name="T18">Empty</text:span><text:span text:style-name="T22">);</text:span><text:span text:style-name="T18"> </text:span></text:p>
          <text:p text:style-name="P6"><text:span text:style-name="T18"><text:s text:c="2"/></text:span><text:span text:style-name="T22">}</text:span><text:span text:style-name="T18"> </text:span></text:p>
          <text:p text:style-name="P4">}</text:p>
          <text:p text:style-name="P6"><text:span text:style-name="T31">class</text:span><text:span text:style-name="T18"> Program </text:span><text:span text:style-name="T22">{</text:span><text:span text:style-name="T18"> </text:span></text:p>
          <text:p text:style-name="P6"><text:span text:style-name="T18"><text:s text:c="2"/></text:span><text:span text:style-name="T31">static</text:span><text:span text:style-name="T18"> </text:span><text:span text:style-name="T31">void</text:span><text:span text:style-name="T18"> tooHot</text:span><text:span text:style-name="T22">(</text:span><text:span text:style-name="T18"> </text:span></text:p>
          <text:p text:style-name="P6"><text:span text:style-name="T18"><text:s text:c="11"/></text:span><text:span text:style-name="T10">object</text:span><text:span text:style-name="T18"> src</text:span><text:span text:style-name="T22">,</text:span><text:span text:style-name="T18"> EventArgs args</text:span><text:span text:style-name="T22">){</text:span><text:span text:style-name="T18"> </text:span></text:p>
          <text:p text:style-name="P6"><text:span text:style-name="T18"><text:s text:c="5"/>Console</text:span><text:span text:style-name="T22">.</text:span><text:span text:style-name="T18">WriteLine</text:span><text:span text:style-name="T22">(</text:span><text:span text:style-name="T35">"in hot 1!"</text:span><text:span text:style-name="T22">);</text:span><text:span text:style-name="T18"> </text:span></text:p>
          <text:p text:style-name="P6"><text:span text:style-name="T18"><text:s text:c="2"/></text:span><text:span text:style-name="T22">}</text:span><text:span text:style-name="T18"> </text:span></text:p>
          <text:p text:style-name="P6"><text:span text:style-name="T18"><text:s text:c="2"/></text:span><text:span text:style-name="T31">static</text:span><text:span text:style-name="T18"> </text:span><text:span text:style-name="T31">void</text:span><text:span text:style-name="T18"> tooHot2</text:span><text:span text:style-name="T22">(</text:span><text:span text:style-name="T18"> </text:span></text:p>
          <text:p text:style-name="P6"><text:span text:style-name="T18"><text:s text:c="11"/></text:span><text:span text:style-name="T10">object</text:span><text:span text:style-name="T18"> src</text:span><text:span text:style-name="T22">,</text:span><text:span text:style-name="T18">EventArgs args</text:span><text:span text:style-name="T22">)</text:span><text:span text:style-name="T18"> </text:span><text:span text:style-name="T22">{</text:span><text:span text:style-name="T18"> </text:span></text:p>
          <text:p text:style-name="P6"><text:span text:style-name="T18"><text:s text:c="5"/>Console</text:span><text:span text:style-name="T22">.</text:span><text:span text:style-name="T18">WriteLine</text:span><text:span text:style-name="T22">(</text:span><text:span text:style-name="T35">"in hot 2!"</text:span><text:span text:style-name="T22">);</text:span><text:span text:style-name="T18"> </text:span></text:p>
          <text:p text:style-name="P6"><text:span text:style-name="T18"><text:s text:c="2"/></text:span><text:span text:style-name="T22">}</text:span><text:span text:style-name="T18"> </text:span></text:p>
          <text:p text:style-name="P9"><text:s/></text:p>
          <text:p text:style-name="P6"><text:span text:style-name="T18"><text:s text:c="2"/></text:span><text:span text:style-name="T10">public</text:span><text:span text:style-name="T18"> </text:span><text:span text:style-name="T31">static</text:span><text:span text:style-name="T18"> </text:span><text:span text:style-name="T31">void</text:span><text:span text:style-name="T18"> Main</text:span><text:span text:style-name="T22">()</text:span><text:span text:style-name="T18"> </text:span><text:span text:style-name="T22">{</text:span><text:span text:style-name="T18"> </text:span></text:p>
          <text:p text:style-name="P6"><text:span text:style-name="T18"><text:s text:c="4"/>Sensor2 s2 </text:span><text:span text:style-name="T22">=</text:span><text:span text:style-name="T18"> </text:span><text:span text:style-name="T10">new</text:span><text:span text:style-name="T18"> Sensor2</text:span><text:span text:style-name="T22">();</text:span><text:span text:style-name="T18"> </text:span></text:p>
          <text:p text:style-name="P6"><text:span text:style-name="T18"><text:s text:c="4"/>ITemperatureAlarm si </text:span><text:span text:style-name="T22">=</text:span><text:span text:style-name="T18"> s2</text:span><text:span text:style-name="T22">;</text:span><text:span text:style-name="T18"> </text:span></text:p>
          <text:p text:style-name="P6"><text:span text:style-name="T18"><text:s text:c="4"/>Sensor1 s1 </text:span><text:span text:style-name="T22">=</text:span><text:span text:style-name="T18"> </text:span><text:span text:style-name="T22">(</text:span><text:span text:style-name="T18">Sensor1</text:span><text:span text:style-name="T22">)</text:span><text:span text:style-name="T18">si</text:span><text:span text:style-name="T22">;</text:span><text:span text:style-name="T18"> </text:span></text:p>
          <text:p text:style-name="P6"><text:span text:style-name="T18"><text:s text:c="4"/>si</text:span><text:span text:style-name="T22">.</text:span><text:span text:style-name="T18">TooHot </text:span><text:span text:style-name="T22">+=</text:span><text:span text:style-name="T18"> tooHot</text:span><text:span text:style-name="T22">;</text:span><text:span text:style-name="T18"> </text:span></text:p>
          <text:p text:style-name="P6"><text:span text:style-name="T18"><text:s text:c="4"/>s1</text:span><text:span text:style-name="T22">.</text:span><text:span text:style-name="T18">TooHot </text:span><text:span text:style-name="T22">+=</text:span><text:span text:style-name="T18"> tooHot</text:span><text:span text:style-name="T22">;</text:span><text:span text:style-name="T18"> </text:span></text:p>
          <text:p text:style-name="P6"><text:span text:style-name="T18"><text:s text:c="4"/>s2</text:span><text:span text:style-name="T22">.</text:span><text:span text:style-name="T18">TooHot </text:span><text:span text:style-name="T22">+=</text:span><text:span text:style-name="T18"> tooHot2</text:span><text:span text:style-name="T22">;</text:span><text:span text:style-name="T18"> </text:span></text:p>
          <text:p text:style-name="P6"><text:span text:style-name="T18"><text:s text:c="4"/>si</text:span><text:span text:style-name="T22">.</text:span><text:span text:style-name="T18">triggerHot</text:span><text:span text:style-name="T22">();</text:span><text:span text:style-name="T18"> </text:span></text:p>
          <text:p text:style-name="P6"><text:span text:style-name="T18"><text:s text:c="4"/>s1</text:span><text:span text:style-name="T22">.</text:span><text:span text:style-name="T18">triggerHot</text:span><text:span text:style-name="T22">();</text:span><text:span text:style-name="T18"> </text:span></text:p>
          <text:p text:style-name="P6"><text:span text:style-name="T18"><text:s text:c="4"/>s2</text:span><text:span text:style-name="T22">.</text:span><text:span text:style-name="T18">triggerHot</text:span><text:span text:style-name="T22">();</text:span><text:span text:style-name="T18"> </text:span></text:p>
          <text:p text:style-name="P6"><text:span text:style-name="T18"><text:s text:c="2"/></text:span><text:span text:style-name="T22">}</text:span><text:span text:style-name="T18"> </text:span></text:p>
          <text:p text:style-name="P2"><text:span text:style-name="T24">}</text:span><text:span text:style-name="T17"> </text:span></text:p>
        </text:section>
      </text:section>
      <text:section text:style-name="Sect1" text:name="B-2A">
        <text:list xml:id="list33385843" text:style-name="L8">
          <text:list-item>
            <text:p text:style-name="P20">Usando o ildasm verifica-se que a assinatura (simplificada) do método de registo no evento TooHot na classe Sensor1 é: </text:p>
            <text:p text:style-name="P29">newslot virtual final instance void add_TooHot(class [mscorlib]System.EventHandler 'value') </text:p>
            <text:p text:style-name="P20">enquanto que no evento definido na classe Sensor2 é: </text:p>
            <text:p text:style-name="P29">newslot virtual instance void add_TooHot(class [mscorlib]System.EventHandler 'value') </text:p>
            <text:p text:style-name="P20">Justifique as diferenças observadas na assinatura dos dois métodos. </text:p>
          </text:list-item>
        </text:list>
      </text:section>
      <text:section text:style-name="Sect1" text:name="B-2A-R">
        <text:p text:style-name="Standard"/>
      </text:section>
      <text:section text:style-name="Sect1" text:name="B-2B">
        <text:list xml:id="list33548782" text:continue-numbering="true" text:style-name="L8">
          <text:list-item>
            <text:p text:style-name="P20">Indique, justificando, qual a saída resultante da execução do código apresentado. </text:p>
          </text:list-item>
        </text:list>
      </text:section>
      <text:section text:style-name="Sect1" text:name="B-2B-R">
        <text:p text:style-name="Standard"/>
      </text:section>
      <text:section text:style-name="Sect1" text:name="B-3">
        <text:list xml:id="list33392169" text:style-name="L9">
          <text:list-item>
            <text:p text:style-name="P21">Indique, justificando, o output do seguinte troço de código:</text:p>
          </text:list-item>
        </text:list>
        <text:p text:style-name="P1"><text:span text:style-name="T31">class</text:span><text:span text:style-name="T18"> Program</text:span><text:span text:style-name="T22">{</text:span><text:span text:style-name="T15"> </text:span></text:p>
        <text:p text:style-name="P3"><text:span text:style-name="T13"><text:s text:c="5"/></text:span><text:span text:style-name="T8">public</text:span><text:span text:style-name="T13"> </text:span><text:span text:style-name="T27">static</text:span><text:span text:style-name="T13"> </text:span><text:span text:style-name="T27">void</text:span><text:span text:style-name="T13"> M1</text:span><text:span text:style-name="T20">(</text:span><text:span text:style-name="T27">int</text:span><text:span text:style-name="T13"> v</text:span><text:span text:style-name="T20">)</text:span><text:span text:style-name="T13"> </text:span><text:span text:style-name="T20">{</text:span><text:span text:style-name="T13"> Console</text:span><text:span text:style-name="T20">.</text:span><text:span text:style-name="T13">WriteLine</text:span><text:span text:style-name="T20">(</text:span><text:span text:style-name="T13">v</text:span><text:span text:style-name="T20">);</text:span><text:span text:style-name="T13"> </text:span><text:span text:style-name="T20">}</text:span><text:span text:style-name="T13"> </text:span></text:p>
        <text:p text:style-name="P3"><text:span text:style-name="T13"><text:s text:c="5"/></text:span><text:span text:style-name="T8">public</text:span><text:span text:style-name="T13"> </text:span><text:span text:style-name="T27">static</text:span><text:span text:style-name="T13"> </text:span><text:span text:style-name="T27">void</text:span><text:span text:style-name="T13"> M2</text:span><text:span text:style-name="T20">(</text:span><text:span text:style-name="T27">int</text:span><text:span text:style-name="T13"> v</text:span><text:span text:style-name="T20">)</text:span><text:span text:style-name="T13"> </text:span><text:span text:style-name="T20">{</text:span><text:span text:style-name="T13"> Console</text:span><text:span text:style-name="T20">.</text:span><text:span text:style-name="T13">WriteLine</text:span><text:span text:style-name="T20">(</text:span><text:span text:style-name="T36">2</text:span><text:span text:style-name="T20">*</text:span><text:span text:style-name="T13">v</text:span><text:span text:style-name="T20">);</text:span><text:span text:style-name="T13"> </text:span><text:span text:style-name="T20">}</text:span><text:span text:style-name="T13"> </text:span></text:p>
        <text:p text:style-name="P3"><text:span text:style-name="T13"><text:s text:c="5"/></text:span><text:span text:style-name="T27">static</text:span><text:span text:style-name="T13"> </text:span><text:span text:style-name="T27">void</text:span><text:span text:style-name="T13"> Main</text:span><text:span text:style-name="T20">(</text:span><text:span text:style-name="T27">string</text:span><text:span text:style-name="T20">[]</text:span><text:span text:style-name="T13"> args</text:span><text:span text:style-name="T20">){</text:span><text:span text:style-name="T13"> </text:span></text:p>
        <text:p text:style-name="P3"><text:span text:style-name="T13"><text:s text:c="7"/>Action</text:span><text:span text:style-name="T20">&lt;</text:span><text:span text:style-name="T27">int</text:span><text:span text:style-name="T20">&gt;</text:span><text:span text:style-name="T13"> a </text:span><text:span text:style-name="T20">=</text:span><text:span text:style-name="T13"> </text:span><text:span text:style-name="T8">new</text:span><text:span text:style-name="T13"> Action</text:span><text:span text:style-name="T20">&lt;</text:span><text:span text:style-name="T27">int</text:span><text:span text:style-name="T20">&gt;(</text:span><text:span text:style-name="T13">M1</text:span><text:span text:style-name="T20">);</text:span><text:span text:style-name="T13"> </text:span></text:p>
        <text:p text:style-name="P3"><text:span text:style-name="T13"><text:s text:c="7"/>Action</text:span><text:span text:style-name="T20">&lt;</text:span><text:span text:style-name="T27">int</text:span><text:span text:style-name="T20">&gt;</text:span><text:span text:style-name="T13"> b </text:span><text:span text:style-name="T20">=</text:span><text:span text:style-name="T13"> </text:span><text:span text:style-name="T8">new</text:span><text:span text:style-name="T13"> Action</text:span><text:span text:style-name="T20">&lt;</text:span><text:span text:style-name="T27">int</text:span><text:span text:style-name="T20">&gt;(</text:span><text:span text:style-name="T13">M2</text:span><text:span text:style-name="T20">);</text:span><text:span text:style-name="T13"> </text:span></text:p>
        <text:p text:style-name="P3"><text:span text:style-name="T13"><text:s text:c="7"/>a </text:span><text:span text:style-name="T20">+=</text:span><text:span text:style-name="T13"> b</text:span><text:span text:style-name="T20">;</text:span><text:span text:style-name="T13"> b </text:span><text:span text:style-name="T20">=</text:span><text:span text:style-name="T13"> </text:span><text:span text:style-name="T8">new</text:span><text:span text:style-name="T13"> Action</text:span><text:span text:style-name="T20">&lt;</text:span><text:span text:style-name="T27">int</text:span><text:span text:style-name="T20">&gt;(</text:span><text:span text:style-name="T13">M1</text:span><text:span text:style-name="T20">);</text:span><text:span text:style-name="T13"> </text:span></text:p>
        <text:p text:style-name="P3"><text:span text:style-name="T13"><text:s text:c="7"/>a</text:span><text:span text:style-name="T20">(</text:span><text:span text:style-name="T36">5</text:span><text:span text:style-name="T20">);</text:span><text:span text:style-name="T13"> </text:span></text:p>
        <text:p text:style-name="P3"><text:span text:style-name="T13"><text:s text:c="6"/></text:span><text:span text:style-name="T20">}</text:span><text:span text:style-name="T13"> </text:span></text:p>
        <text:p text:style-name="P28">}</text:p>
      </text:section>
      <text:section text:style-name="Sect1" text:name="B-3-R">
        <text:p text:style-name="Standard"/>
      </text:section>
      <text:section text:style-name="Sect1" text:name="B-4">
        <text:list xml:id="list33403389" text:style-name="L10">
          <text:list-item>
            <text:p text:style-name="P22">Pretende-se implementar a classe FibonacciSequence que representa uma sequência enumerável dos valores da série de Fibonacci. Cada Enumerador retornado por instâncias desta classe retorna o próximo valor da série por cada iteração. <text:s text:c="2"/>A listagem seguinte apresente um exemplo de utilização desta classe bem como o respectivo <text:s/>output. </text:p>
          </text:list-item>
        </text:list>
        <text:p text:style-name="P5"><text:span text:style-name="T10">public</text:span><text:span text:style-name="T15"> </text:span><text:span text:style-name="T29">static</text:span><text:span text:style-name="T15"> </text:span><text:span text:style-name="T29">void</text:span><text:span text:style-name="T15"> Main</text:span><text:span text:style-name="T22">()</text:span><text:span text:style-name="T15"> </text:span><text:span text:style-name="T22">{</text:span><text:span text:style-name="T15"> </text:span></text:p>
        <text:p text:style-name="P7"><text:span text:style-name="T15"><text:s text:c="3"/>FibonacciSequence fs </text:span><text:span text:style-name="T23">=</text:span><text:span text:style-name="T15"> </text:span><text:span text:style-name="T11">new</text:span><text:span text:style-name="T15"> FibonacciSequence</text:span><text:span text:style-name="T23">();</text:span><text:span text:style-name="T15"> </text:span></text:p>
        <text:p text:style-name="P7"><text:soft-page-break/><text:span text:style-name="T15"><text:s text:c="3"/>IEnumerator</text:span><text:span text:style-name="T23">&lt;</text:span><text:span text:style-name="T29">int</text:span><text:span text:style-name="T23">&gt;</text:span><text:span text:style-name="T15"> fsEnum </text:span><text:span text:style-name="T23">=</text:span><text:span text:style-name="T15"> fs</text:span><text:span text:style-name="T23">.</text:span><text:span text:style-name="T15">GetEnumerator</text:span><text:span text:style-name="T23">();</text:span><text:span text:style-name="T15"> </text:span></text:p>
        <text:p text:style-name="P7"><text:span text:style-name="T15"><text:s text:c="3"/></text:span><text:span text:style-name="T11">for</text:span><text:span text:style-name="T15"> </text:span><text:span text:style-name="T23">(</text:span><text:span text:style-name="T29">int</text:span><text:span text:style-name="T15"> i </text:span><text:span text:style-name="T23">=</text:span><text:span text:style-name="T15"> </text:span><text:span text:style-name="T37">0</text:span><text:span text:style-name="T23">;</text:span><text:span text:style-name="T15"> i </text:span><text:span text:style-name="T23">&lt;</text:span><text:span text:style-name="T15"> </text:span><text:span text:style-name="T37">10</text:span><text:span text:style-name="T23">;</text:span><text:span text:style-name="T15"> i</text:span><text:span text:style-name="T23">++)</text:span><text:span text:style-name="T15"> </text:span><text:span text:style-name="T23">{</text:span><text:span text:style-name="T15"> </text:span></text:p>
        <text:p text:style-name="P7"><text:span text:style-name="T15"><text:s text:c="6"/>fsEnum</text:span><text:span text:style-name="T23">.</text:span><text:span text:style-name="T15">MoveNext</text:span><text:span text:style-name="T23">();</text:span><text:span text:style-name="T15"> </text:span></text:p>
        <text:p text:style-name="P7"><text:span text:style-name="T15"><text:s text:c="6"/>Console</text:span><text:span text:style-name="T23">.</text:span><text:span text:style-name="T15">WriteLine</text:span><text:span text:style-name="T23">(</text:span><text:span text:style-name="T34">"F'({0})' = {1}"</text:span><text:span text:style-name="T23">,</text:span><text:span text:style-name="T15"> i</text:span><text:span text:style-name="T23">,</text:span><text:span text:style-name="T15"> fsEnum</text:span><text:span text:style-name="T23">.</text:span><text:span text:style-name="T15">Current</text:span><text:span text:style-name="T23">);</text:span><text:span text:style-name="T15"> </text:span></text:p>
        <text:p text:style-name="P7"><text:span text:style-name="T15"><text:s text:c="3"/></text:span><text:span text:style-name="T23">}</text:span><text:span text:style-name="T15"> </text:span></text:p>
        <text:p text:style-name="P4">}</text:p>
        <text:p text:style-name="P4">OutPut:</text:p>
        <text:p text:style-name="P4">F'(0)' = 0</text:p>
        <text:p text:style-name="P4">F'(1)' = 1</text:p>
        <text:p text:style-name="P4">F'(2)' = 1</text:p>
        <text:p text:style-name="P4">F'(3)' = 2</text:p>
        <text:p text:style-name="P4">F'(4)' = 3</text:p>
        <text:p text:style-name="P4">F'(5)' = 5</text:p>
        <text:p text:style-name="P4">F'(6)' = 8</text:p>
        <text:p text:style-name="P4">F'(7)' = 13</text:p>
        <text:p text:style-name="P4">F'(8)' = 21</text:p>
        <text:p text:style-name="P4">F'(9)' = 34</text:p>
      </text:section>
      <text:section text:style-name="Sect1" text:name="B-4A">
        <text:list xml:id="list33405223" text:style-name="L11">
          <text:list-item>
            <text:p text:style-name="P23">Implemente a classe FibonacciSequence sem o suporte para enumeradores, existente na linguagem C#.</text:p>
          </text:list-item>
        </text:list>
      </text:section>
      <text:section text:style-name="Sect1" text:name="B-4A-R">
        <text:p text:style-name="Standard"/>
      </text:section>
      <text:section text:style-name="Sect1" text:name="B-4B">
        <text:list xml:id="list33534716" text:continue-numbering="true" text:style-name="L11">
          <text:list-item>
            <text:p text:style-name="P23">Implemente a classe FibonacciSequence utilizando o suporte para enumeradores existente na linguagem C#. </text:p>
          </text:list-item>
        </text:list>
      </text:section>
      <text:section text:style-name="Sect1" text:name="B-4B-R">
        <text:p text:style-name="Standard"/>
      </text:section>
      <text:section text:style-name="Sect1" text:name="B-4C">
        <text:list xml:id="list33536360" text:continue-numbering="true" text:style-name="L11">
          <text:list-item>
            <text:p text:style-name="P17">Que cuidados deve ser tidos em consideração, no código de utilização de instâncias desta classe? </text:p>
          </text:list-item>
        </text:list>
      </text:section>
      <text:section text:style-name="Sect1" text:name="B-4C-R">
        <text:p text:style-name="Standard"/>
      </text:section>
      <text:section text:style-name="Sect1" text:name="B-5">
        <text:list xml:id="list33397642" text:style-name="L12">
          <text:list-item>
            <text:p text:style-name="P24">Indique, justificando, o problema existente no código seguinte:</text:p>
          </text:list-item>
        </text:list>
        <text:p text:style-name="P5"><text:span text:style-name="T18"><text:s text:c="3"/></text:span><text:span text:style-name="T31">class</text:span><text:span text:style-name="T18"> TargetMethods </text:span><text:span text:style-name="T22">{</text:span><text:span text:style-name="T15"> </text:span></text:p>
        <text:p text:style-name="P35"><text:span text:style-name="T15"><text:s text:c="10"/></text:span><text:span text:style-name="T11">delegate</text:span><text:span text:style-name="T15"> </text:span><text:span text:style-name="T29">void</text:span><text:span text:style-name="T15"> Action</text:span><text:span text:style-name="T23">(</text:span><text:span text:style-name="T29">int</text:span><text:span text:style-name="T15"> x</text:span><text:span text:style-name="T23">);</text:span><text:span text:style-name="T15"> <text:s/></text:span></text:p>
        <text:p text:style-name="P35"><text:span text:style-name="T15"><text:s text:c="10"/></text:span><text:span text:style-name="T11">delegate</text:span><text:span text:style-name="T15"> </text:span><text:span text:style-name="T29">void</text:span><text:span text:style-name="T15"> OtherAction</text:span><text:span text:style-name="T23">(</text:span><text:span text:style-name="T29">int</text:span><text:span text:style-name="T15"> x</text:span><text:span text:style-name="T23">);</text:span><text:span text:style-name="T15"> <text:s text:c="2"/></text:span></text:p>
        <text:p text:style-name="P35"><text:span text:style-name="T15"><text:s text:c="8"/></text:span><text:span text:style-name="T11">public</text:span><text:span text:style-name="T15"> </text:span><text:span text:style-name="T29">static</text:span><text:span text:style-name="T15"> </text:span><text:span text:style-name="T29">void</text:span><text:span text:style-name="T15"> DoAction</text:span><text:span text:style-name="T23">(</text:span><text:span text:style-name="T15">Action a</text:span><text:span text:style-name="T23">,</text:span><text:span text:style-name="T15"> </text:span><text:span text:style-name="T29">int</text:span><text:span text:style-name="T15"> i</text:span><text:span text:style-name="T23">)</text:span><text:span text:style-name="T15"> </text:span><text:span text:style-name="T23">{</text:span><text:span text:style-name="T15"> a</text:span><text:span text:style-name="T23">(</text:span><text:span text:style-name="T15">i</text:span><text:span text:style-name="T23">);</text:span><text:span text:style-name="T15"> </text:span><text:span text:style-name="T23">}</text:span><text:span text:style-name="T15"> </text:span></text:p>
        <text:p text:style-name="P35"><text:span text:style-name="T15"><text:s text:c="10"/></text:span><text:span text:style-name="T11">public</text:span><text:span text:style-name="T15"> </text:span><text:span text:style-name="T29">static</text:span><text:span text:style-name="T15"> </text:span><text:span text:style-name="T29">void</text:span><text:span text:style-name="T15"> SomeAction</text:span><text:span text:style-name="T23">(</text:span><text:span text:style-name="T29">int</text:span><text:span text:style-name="T15"> i</text:span><text:span text:style-name="T23">)</text:span><text:span text:style-name="T15"> </text:span><text:span text:style-name="T23">{</text:span><text:span text:style-name="T15"> Console</text:span><text:span text:style-name="T23">.</text:span><text:span text:style-name="T15">WriteLine</text:span><text:span text:style-name="T23">(</text:span><text:span text:style-name="T15">i</text:span><text:span text:style-name="T23">);}</text:span><text:span text:style-name="T15"> </text:span></text:p>
        <text:p text:style-name="P37"><text:s/></text:p>
        <text:p text:style-name="P35"><text:span text:style-name="T15"><text:s text:c="10"/></text:span><text:span text:style-name="T11">public</text:span><text:span text:style-name="T15"> </text:span><text:span text:style-name="T29">static</text:span><text:span text:style-name="T15"> </text:span><text:span text:style-name="T29">void</text:span><text:span text:style-name="T15"> Test</text:span><text:span text:style-name="T23">()</text:span><text:span text:style-name="T15"> </text:span><text:span text:style-name="T23">{</text:span><text:span text:style-name="T15"> </text:span></text:p>
        <text:p text:style-name="P35"><text:span text:style-name="T15"><text:s text:c="12"/>OtherAction o </text:span><text:span text:style-name="T23">=</text:span><text:span text:style-name="T15"> SomeAction</text:span><text:span text:style-name="T23">;</text:span><text:span text:style-name="T15"> </text:span></text:p>
        <text:p text:style-name="P35"><text:span text:style-name="T15"><text:s text:c="12"/>DoAction</text:span><text:span text:style-name="T23">(</text:span><text:span text:style-name="T15">SomeAction</text:span><text:span text:style-name="T23">,</text:span><text:span text:style-name="T15"> </text:span><text:span text:style-name="T37">10</text:span><text:span text:style-name="T23">);</text:span><text:span text:style-name="T15"> </text:span></text:p>
        <text:p text:style-name="P35"><text:span text:style-name="T15"><text:s text:c="12"/>DoAction</text:span><text:span text:style-name="T23">(</text:span><text:span text:style-name="T15">o</text:span><text:span text:style-name="T23">,</text:span><text:span text:style-name="T15"> </text:span><text:span text:style-name="T37">10</text:span><text:span text:style-name="T23">);</text:span><text:span text:style-name="T15"> </text:span></text:p>
        <text:p text:style-name="P35"><text:span text:style-name="T15"><text:s text:c="8"/></text:span><text:span text:style-name="T23">}</text:span><text:span text:style-name="T15"> </text:span></text:p>
        <text:p text:style-name="P35"><text:span text:style-name="T15"><text:s text:c="5"/></text:span><text:span text:style-name="T23">}</text:span><text:span text:style-name="T15"> </text:span></text:p>
      </text:section>
      <text:section text:style-name="Sect1" text:name="B-5-R">
        <text:p text:style-name="Standard"/>
      </text:section>
      <text:p text:style-name="Standard"/>
      <text:p text:style-name="P12">C. Genéricos, Métodos de extensão</text:p>
      <text:section text:style-name="Sect1" text:name="C-1">
        <text:list xml:id="list33420762" text:style-name="L13">
          <text:list-item>
            <text:p text:style-name="P49"><text:span text:style-name="T3">Considere o seguinte troço de código C#. Qual o output resultante da invocação do método f?</text:span></text:p>
          </text:list-item>
        </text:list>
        <text:p text:style-name="P34"><text:span text:style-name="T32">class</text:span><text:span text:style-name="T19"> GenericClass</text:span><text:span text:style-name="T23">&lt;</text:span><text:span text:style-name="T15">T</text:span><text:span text:style-name="T23">&gt;{</text:span><text:span text:style-name="T15"> </text:span></text:p>
        <text:p text:style-name="P35"><text:span text:style-name="T15"><text:s text:c="3"/></text:span><text:span text:style-name="T11">public</text:span><text:span text:style-name="T15"> </text:span><text:span text:style-name="T29">static</text:span><text:span text:style-name="T15"> </text:span><text:span text:style-name="T29">int</text:span><text:span text:style-name="T15"> aField</text:span><text:span text:style-name="T23">=</text:span><text:span text:style-name="T37">1</text:span><text:span text:style-name="T23">;</text:span><text:span text:style-name="T15"> </text:span></text:p>
        <text:p text:style-name="P35"><text:span text:style-name="T15"><text:s text:c="3"/></text:span><text:span text:style-name="T11">public</text:span><text:span text:style-name="T15"> </text:span><text:span text:style-name="T29">static</text:span><text:span text:style-name="T15"> </text:span><text:span text:style-name="T29">void</text:span><text:span text:style-name="T15"> f</text:span><text:span text:style-name="T23">(</text:span><text:span text:style-name="T15"> </text:span><text:span text:style-name="T23">){</text:span><text:span text:style-name="T15"> </text:span></text:p>
        <text:p text:style-name="P35"><text:span text:style-name="T15"><text:s text:c="6"/>GenericClass</text:span><text:span text:style-name="T23">&lt;</text:span><text:span text:style-name="T29">int</text:span><text:span text:style-name="T23">&gt;.</text:span><text:span text:style-name="T15">aField</text:span><text:span text:style-name="T23">=</text:span><text:span text:style-name="T37">10</text:span><text:span text:style-name="T23">;</text:span><text:span text:style-name="T15"> </text:span></text:p>
        <text:p text:style-name="P35"><text:span text:style-name="T15"><text:s text:c="6"/>Console</text:span><text:span text:style-name="T23">.</text:span><text:span text:style-name="T15">WriteLine</text:span><text:span text:style-name="T23">(</text:span><text:span text:style-name="T15">GenericClass</text:span><text:span text:style-name="T23">&lt;</text:span><text:span text:style-name="T29">int</text:span><text:span text:style-name="T23">&gt;.</text:span><text:span text:style-name="T15">aField </text:span><text:span text:style-name="T23">+</text:span><text:span text:style-name="T15"> GenericClass</text:span><text:span text:style-name="T23">&lt;</text:span><text:span text:style-name="T29">char</text:span><text:span text:style-name="T23">&gt;.</text:span><text:span text:style-name="T15">aField</text:span><text:span text:style-name="T23">);</text:span><text:span text:style-name="T15"> </text:span></text:p>
        <text:p text:style-name="P35"><text:span text:style-name="T15"><text:s text:c="3"/></text:span><text:span text:style-name="T23">}</text:span><text:span text:style-name="T15"> </text:span></text:p>
        <text:p text:style-name="P35"><text:span text:style-name="T23">}</text:span></text:p>
      </text:section>
      <text:section text:style-name="Sect1" text:name="C-1-R">
        <text:p text:style-name="Text_20_body"/>
      </text:section>
      <text:section text:style-name="Sect1" text:name="C-2">
        <text:list xml:id="list33449790" text:style-name="L14">
          <text:list-item>
            <text:p text:style-name="P44">Complete o método Accumulate, que recebe como argumentos uma sequência de elementos, um elemento seed e uma função acumuladora, retornando a sequência resultante da aplicação da função acumuladora.</text:p>
          </text:list-item>
        </text:list>
        <text:p text:style-name="P50"><text:tab/>IEnumerable&lt;T&gt; Accumulate&lt;T&gt;(IEnumerable&lt;T&gt; source, T seed, Func&lt;T,T,T&gt; acum)</text:p>
      </text:section>
      <text:section text:style-name="Sect1" text:name="C2-CA">
        <text:list xml:id="list33454311" text:style-name="L15">
          <text:list-item>
            <text:p text:style-name="P45">Justifique o motivo do delegate acum ter 3 parâmetros de tipo.</text:p>
          </text:list-item>
        </text:list>
      </text:section>
      <text:section text:style-name="Sect1" text:name="C-2A-R">
        <text:p text:style-name="Text_20_body"/>
      </text:section>
      <text:section text:style-name="Sect1" text:name="C-2B">
        <text:list xml:id="list33521598" text:continue-numbering="true" text:style-name="L15">
          <text:list-item>
            <text:p text:style-name="P45">Usando o método anterior, elabore um programa de teste que dado um array de inteiros, obtém a sequência que representa acumulação dos valores do array.</text:p>
          </text:list-item>
        </text:list>
      </text:section>
      <text:section text:style-name="Sect1" text:name="C-2B-R">
        <text:p text:style-name="Text_20_body"/>
      </text:section>
      <text:section text:style-name="Sect1" text:name="C-3">
        <text:list xml:id="list33476953" text:style-name="L16">
          <text:list-item>
            <text:p text:style-name="P46">Assuma que se pretende obter uma implementação da abordagem map/reduce para processamento de dados.</text:p>
          </text:list-item>
        </text:list>
      </text:section>
      <text:section text:style-name="Sect1" text:name="C-3A">
        <text:list xml:id="list33475877" text:style-name="L17">
          <text:list-item>
            <text:p text:style-name="P47">Implemente <text:s/>os métodos de extensão <text:s/>Mapper <text:s/>e <text:s/>CountWords. <text:s/>O método <text:s/>Mapper <text:s/>recebe uma colecção de enumeráveis, aos quais se pretende aplicar a operação <text:s/>map. O resultado da operação <text:s/>map <text:s/>a cada item é um enumerável de pares (chave, valor). Implemente o método CountWords, em que cada item é uma linha de texto e em que o output são pares, constituídos pela palavra e número respectivo de ocorrências. </text:p>
          </text:list-item>
        </text:list>
        <text:p text:style-name="P5"><text:span text:style-name="T10">public</text:span><text:span text:style-name="T15"> </text:span><text:span text:style-name="T29">class</text:span><text:span text:style-name="T15"> Program </text:span><text:span text:style-name="T22">{</text:span><text:span text:style-name="T15"> </text:span></text:p>
        <text:p text:style-name="P37"><text:s/></text:p>
        <text:p text:style-name="P35"><text:span text:style-name="T11">public</text:span><text:span text:style-name="T15"> </text:span><text:span text:style-name="T29">static</text:span><text:span text:style-name="T15"> IEnumerable</text:span><text:span text:style-name="T23">&lt;</text:span><text:span text:style-name="T15">KeyValuePair</text:span><text:span text:style-name="T23">&lt;</text:span><text:span text:style-name="T15">K</text:span><text:span text:style-name="T23">,</text:span><text:span text:style-name="T15"> U</text:span><text:span text:style-name="T23">&gt;&gt;</text:span><text:span text:style-name="T15"> Mapper</text:span><text:span text:style-name="T23">&lt;</text:span><text:span text:style-name="T15">T</text:span><text:span text:style-name="T23">,</text:span><text:span text:style-name="T15"> K</text:span><text:span text:style-name="T23">,</text:span><text:span text:style-name="T15"> U</text:span><text:span text:style-name="T23">&gt;(</text:span><text:span text:style-name="T15"> </text:span></text:p>
        <text:p text:style-name="P35"><text:span text:style-name="T15"><text:s text:c="6"/></text:span><text:span text:style-name="T11">this</text:span><text:span text:style-name="T15"> IEnumerable</text:span><text:span text:style-name="T23">&lt;</text:span><text:span text:style-name="T15">T</text:span><text:span text:style-name="T23">&gt;</text:span><text:span text:style-name="T15"> input</text:span><text:span text:style-name="T23">,</text:span><text:span text:style-name="T15"> </text:span></text:p>
        <text:p text:style-name="P35"><text:span text:style-name="T15"><text:s text:c="6"/>Func</text:span><text:span text:style-name="T23">&lt;</text:span><text:span text:style-name="T15">T</text:span><text:span text:style-name="T23">,</text:span><text:span text:style-name="T15"> IEnumerable</text:span><text:span text:style-name="T23">&lt;</text:span><text:span text:style-name="T15">KeyValuePair</text:span><text:span text:style-name="T23">&lt;</text:span><text:span text:style-name="T15">K</text:span><text:span text:style-name="T23">,</text:span><text:span text:style-name="T15"> U</text:span><text:span text:style-name="T23">&gt;&gt;&gt;</text:span><text:span text:style-name="T15"> map</text:span><text:span text:style-name="T23">){</text:span><text:span text:style-name="T15"> </text:span></text:p>
        <text:p text:style-name="P35"><text:span text:style-name="T15"><text:s text:c="2"/></text:span><text:span text:style-name="T41">//. . . </text:span></text:p>
        <text:p text:style-name="P35"><text:span text:style-name="T23">}</text:span><text:span text:style-name="T15"> </text:span></text:p>
        <text:p text:style-name="P37"><text:s/></text:p>
        <text:p text:style-name="P35"><text:span text:style-name="T11">public</text:span><text:span text:style-name="T15"> </text:span><text:span text:style-name="T29">static</text:span><text:span text:style-name="T15"> <text:s/></text:span></text:p>
        <text:p text:style-name="P35"><text:span text:style-name="T15"><text:s text:c="6"/>IEnumerable</text:span><text:span text:style-name="T23">&lt;</text:span><text:span text:style-name="T15">KeyValuePair</text:span><text:span text:style-name="T23">&lt;</text:span><text:span text:style-name="T29">string</text:span><text:span text:style-name="T23">,</text:span><text:span text:style-name="T15"> </text:span><text:span text:style-name="T29">int</text:span><text:span text:style-name="T23">&gt;&gt;</text:span><text:span text:style-name="T15"> CountWords</text:span><text:span text:style-name="T23">(</text:span><text:span text:style-name="T15">IEnumerable</text:span><text:span text:style-name="T23">&lt;</text:span><text:span text:style-name="T29">string</text:span><text:span text:style-name="T23">&gt;</text:span><text:span text:style-name="T15"> lines</text:span><text:span text:style-name="T23">)</text:span><text:span text:style-name="T15"> </text:span><text:span text:style-name="T23">{</text:span></text:p>
        <text:p text:style-name="P35"><text:span text:style-name="T15"><text:s text:c="2"/></text:span><text:span text:style-name="T41">//… </text:span></text:p>
        <text:p text:style-name="P35"><text:span text:style-name="T23">}</text:span><text:span text:style-name="T15"> </text:span></text:p>
        <text:p text:style-name="P37"><text:s/></text:p>
        <text:p text:style-name="P35"><text:span text:style-name="T11">public</text:span><text:span text:style-name="T15"> </text:span><text:span text:style-name="T29">static</text:span><text:span text:style-name="T15"> </text:span><text:span text:style-name="T29">void</text:span><text:span text:style-name="T15"> Main</text:span><text:span text:style-name="T23">()</text:span><text:span text:style-name="T15"> </text:span><text:span text:style-name="T23">{</text:span><text:span text:style-name="T15"> </text:span></text:p>
        <text:p text:style-name="P35"><text:span text:style-name="T15"><text:s text:c="2"/></text:span><text:span text:style-name="T29">string</text:span><text:span text:style-name="T23">[]</text:span><text:span text:style-name="T15"> lines </text:span><text:span text:style-name="T23">=</text:span><text:span text:style-name="T15"> </text:span><text:span text:style-name="T23">{</text:span><text:span text:style-name="T34">"ola mundo ola ave"</text:span><text:span text:style-name="T23">,</text:span><text:span text:style-name="T15"> </text:span><text:span text:style-name="T34">"ave ola ave"</text:span><text:span text:style-name="T23">};</text:span><text:span text:style-name="T15"> </text:span></text:p>
        <text:p text:style-name="P35"><text:span text:style-name="T15"><text:s text:c="2"/></text:span><text:span text:style-name="T11">foreach</text:span><text:span text:style-name="T15"> </text:span><text:span text:style-name="T23">(</text:span><text:span text:style-name="T15">KeyValuePair</text:span><text:span text:style-name="T23">&lt;</text:span><text:span text:style-name="T29">string</text:span><text:span text:style-name="T23">,</text:span><text:span text:style-name="T15"> </text:span><text:span text:style-name="T29">int</text:span><text:span text:style-name="T23">&gt;</text:span><text:span text:style-name="T15"> p </text:span><text:span text:style-name="T11">in</text:span><text:span text:style-name="T15"> CountWords</text:span><text:span text:style-name="T23">(</text:span><text:span text:style-name="T15">lines</text:span><text:span text:style-name="T23">))</text:span><text:span text:style-name="T15"> </text:span></text:p>
        <text:p text:style-name="P35"><text:span text:style-name="T15"><text:s text:c="2"/>Console</text:span><text:span text:style-name="T23">.</text:span><text:span text:style-name="T15">WriteLine</text:span><text:span text:style-name="T23">(</text:span><text:span text:style-name="T15">p</text:span><text:span text:style-name="T23">);</text:span><text:span text:style-name="T15"> </text:span></text:p>
        <text:p text:style-name="P35"><text:span text:style-name="T15"><text:s text:c="2"/></text:span><text:span text:style-name="T23">}</text:span><text:span text:style-name="T15"> </text:span></text:p>
        <text:p text:style-name="P36"><text:span text:style-name="T25">}</text:span><text:span text:style-name="T13"> </text:span></text:p>
        <text:p text:style-name="P36"><text:span text:style-name="T13">Output: </text:span></text:p>
        <text:p text:style-name="P36"><text:span text:style-name="T13"><text:s/></text:span></text:p>
        <text:p text:style-name="P36"><text:span text:style-name="T13">[ola, 2] </text:span></text:p>
        <text:p text:style-name="P36"><text:span text:style-name="T13">[mundo, 1] </text:span></text:p>
        <text:p text:style-name="P36"><text:span text:style-name="T13">[ave, 1] </text:span></text:p>
        <text:p text:style-name="P36"><text:span text:style-name="T13">[ave, 2] </text:span></text:p>
        <text:p text:style-name="P36"><text:span text:style-name="T13">[ola, 1]</text:span></text:p>
      </text:section>
      <text:section text:style-name="Sect1" text:name="C-3A-R">
        <text:p text:style-name="Text_20_body"/>
      </text:section>
      <text:section text:style-name="Sect1" text:name="C-3B">
        <text:list xml:id="list33497004" text:style-name="L18">
          <text:list-item>
            <text:p text:style-name="P48">Implemente os métodos <text:s/>Joiner <text:s/>e <text:s/>Reducer, cuja assinatura é apresentada na listagem seguinte. O método Joiner, <text:s/>recebe uma <text:s/>sequência de pares chave valor e retorna uma <text:s/>sequência de grupos, em que cada grupo inclui os elementos da sequência de entrada com chaves iguais. O método Reducer recebe uma sequência de grupos e <text:s/>aplica o delegate <text:s/>reduce, <text:s/>a cada um dos elementos da sequência de entrada. O delegate <text:s/>reduce retorna, para cada grupo, um par chave valor, em que o valor é determinado a partir dos elementos no grupo.</text:p>
          </text:list-item>
        </text:list>
        <text:p text:style-name="P5"><text:soft-page-break/><text:span text:style-name="T31">static</text:span><text:span text:style-name="T18"> </text:span><text:span text:style-name="T31">class</text:span><text:span text:style-name="T18"> Program </text:span><text:span text:style-name="T22">{</text:span><text:span text:style-name="T15"> </text:span></text:p>
        <text:p text:style-name="P37"><text:s/></text:p>
        <text:p text:style-name="P38">//… </text:p>
        <text:p text:style-name="P35"><text:span text:style-name="T11">public</text:span><text:span text:style-name="T15"> </text:span><text:span text:style-name="T29">static</text:span><text:span text:style-name="T15"> IEnumerable</text:span><text:span text:style-name="T23">&lt;</text:span><text:span text:style-name="T15">IGrouping</text:span><text:span text:style-name="T23">&lt;</text:span><text:span text:style-name="T15">K</text:span><text:span text:style-name="T23">,</text:span><text:span text:style-name="T15"> KeyValuePair</text:span><text:span text:style-name="T23">&lt;</text:span><text:span text:style-name="T15">K</text:span><text:span text:style-name="T23">,</text:span><text:span text:style-name="T15">U</text:span><text:span text:style-name="T23">&gt;&gt;&gt;</text:span><text:span text:style-name="T15"> Joiner</text:span><text:span text:style-name="T23">&lt;</text:span><text:span text:style-name="T15">K</text:span><text:span text:style-name="T23">,</text:span><text:span text:style-name="T15"> U</text:span><text:span text:style-name="T23">&gt;(</text:span><text:span text:style-name="T15"> </text:span></text:p>
        <text:p text:style-name="P35"><text:span text:style-name="T15"><text:s text:c="4"/></text:span><text:span text:style-name="T11">this</text:span><text:span text:style-name="T15"> IEnumerable</text:span><text:span text:style-name="T23">&lt;</text:span><text:span text:style-name="T15">KeyValuePair</text:span><text:span text:style-name="T23">&lt;</text:span><text:span text:style-name="T15">K</text:span><text:span text:style-name="T23">,</text:span><text:span text:style-name="T15"> U</text:span><text:span text:style-name="T23">&gt;&gt;</text:span><text:span text:style-name="T15"> input</text:span><text:span text:style-name="T23">)</text:span><text:span text:style-name="T15"> where K</text:span><text:span text:style-name="T23">:</text:span><text:span text:style-name="T15">IComparable</text:span><text:span text:style-name="T23">&lt;</text:span><text:span text:style-name="T15">K</text:span><text:span text:style-name="T23">&gt;</text:span><text:span text:style-name="T15"> </text:span><text:span text:style-name="T23">{</text:span><text:span text:style-name="T15"> <text:s/></text:span></text:p>
        <text:p text:style-name="P37"><text:s/></text:p>
        <text:p text:style-name="P35"><text:span text:style-name="T15"><text:s text:c="4"/></text:span><text:span text:style-name="T41">//… </text:span></text:p>
        <text:p text:style-name="P35"><text:span text:style-name="T15"><text:s text:c="2"/></text:span><text:span text:style-name="T23">}</text:span><text:span text:style-name="T15"> </text:span></text:p>
        <text:p text:style-name="P37"><text:s/></text:p>
        <text:p text:style-name="P35"><text:span text:style-name="T11">public</text:span><text:span text:style-name="T15"> </text:span><text:span text:style-name="T29">static</text:span><text:span text:style-name="T15"> IEnumerable</text:span><text:span text:style-name="T23">&lt;</text:span><text:span text:style-name="T15">KeyValuePair</text:span><text:span text:style-name="T23">&lt;</text:span><text:span text:style-name="T15">K</text:span><text:span text:style-name="T23">,</text:span><text:span text:style-name="T15"> V</text:span><text:span text:style-name="T23">&gt;&gt;</text:span><text:span text:style-name="T15"> Reducer</text:span><text:span text:style-name="T23">&lt;</text:span><text:span text:style-name="T15">K</text:span><text:span text:style-name="T23">,</text:span><text:span text:style-name="T15"> U</text:span><text:span text:style-name="T23">,</text:span><text:span text:style-name="T15"> V</text:span><text:span text:style-name="T23">&gt;(</text:span><text:span text:style-name="T15"> </text:span></text:p>
        <text:p text:style-name="P35"><text:span text:style-name="T15"><text:s text:c="2"/></text:span><text:span text:style-name="T11">this</text:span><text:span text:style-name="T15"> IEnumerable</text:span><text:span text:style-name="T23">&lt;</text:span><text:span text:style-name="T15">IGrouping</text:span><text:span text:style-name="T23">&lt;</text:span><text:span text:style-name="T15">K</text:span><text:span text:style-name="T23">,</text:span><text:span text:style-name="T15"> KeyValuePair</text:span><text:span text:style-name="T23">&lt;</text:span><text:span text:style-name="T15">K</text:span><text:span text:style-name="T23">,</text:span><text:span text:style-name="T15">U</text:span><text:span text:style-name="T23">&gt;&gt;&gt;</text:span><text:span text:style-name="T15"> groups</text:span><text:span text:style-name="T23">,</text:span><text:span text:style-name="T15"> </text:span></text:p>
        <text:p text:style-name="P35"><text:span text:style-name="T15"><text:s text:c="2"/>Func</text:span><text:span text:style-name="T23">&lt;</text:span><text:span text:style-name="T15">IGrouping</text:span><text:span text:style-name="T23">&lt;</text:span><text:span text:style-name="T15">K</text:span><text:span text:style-name="T23">,</text:span><text:span text:style-name="T15"> KeyValuePair</text:span><text:span text:style-name="T23">&lt;</text:span><text:span text:style-name="T15">K</text:span><text:span text:style-name="T23">,</text:span><text:span text:style-name="T15">U</text:span><text:span text:style-name="T23">&gt;&gt;,</text:span><text:span text:style-name="T15"> KeyValuePair</text:span><text:span text:style-name="T23">&lt;</text:span><text:span text:style-name="T15">K</text:span><text:span text:style-name="T23">,</text:span><text:span text:style-name="T15"> V</text:span><text:span text:style-name="T23">&gt;&gt;</text:span><text:span text:style-name="T15"> reduce</text:span><text:span text:style-name="T23">)</text:span><text:span text:style-name="T15"> </text:span><text:span text:style-name="T23">{</text:span><text:span text:style-name="T15"> </text:span></text:p>
        <text:p text:style-name="P38">//… </text:p>
        <text:p text:style-name="P35"><text:span text:style-name="T23">}</text:span><text:span text:style-name="T15"> </text:span></text:p>
        <text:p text:style-name="P38">//… </text:p>
        <text:p text:style-name="P33"><text:span text:style-name="T22">}</text:span></text:p>
      </text:section>
      <text:section text:style-name="Sect1" text:name="C-3B-R">
        <text:p text:style-name="Standard"/>
      </text:section>
      <text:section text:style-name="Sect1" text:name="C-3C">
        <text:list xml:id="list33496205" text:style-name="L19">
          <text:list-item>
            <text:p text:style-name="P25">Utilize os métodos Joiner e Reducer para estender o método CountWords por forma a que retorne agora o número de ocorrências de cada palavra na colecção de linhas inicial. </text:p>
          </text:list-item>
        </text:list>
      </text:section>
      <text:section text:style-name="Sect1" text:name="C-3C-R">
        <text:p text:style-name="Standard"/>
      </text:section>
      <text:section text:style-name="Sect1" text:name="C-4">
        <text:list xml:id="list33509225" text:style-name="L20">
          <text:list-item>
            <text:p text:style-name="P26">Considere a seguinte classe G. O tipo parâmetro da classe G pode ser um tipo da categoria valor ou referência. A chamada ao método virtual <text:s/>ToString <text:s/>terá de ser feita de forma diferente em função da categoria do tipo <text:s/>T. Explique sucintamente a solução existente na plataforma .NET para que o compilador C# consiga traduzir este código para IL. </text:p>
          </text:list-item>
        </text:list>
        <text:p text:style-name="P5"><text:span text:style-name="T31">class</text:span><text:span text:style-name="T18"> G</text:span><text:span text:style-name="T22">&lt;</text:span><text:span text:style-name="T15">T</text:span><text:span text:style-name="T22">&gt;</text:span><text:span text:style-name="T15"> </text:span><text:span text:style-name="T22">{</text:span><text:span text:style-name="T15"> <text:s/></text:span></text:p>
        <text:p text:style-name="P35"><text:span text:style-name="T15"><text:s text:c="3"/></text:span><text:span text:style-name="T11">private</text:span><text:span text:style-name="T15"> T t</text:span><text:span text:style-name="T23">;</text:span><text:span text:style-name="T15"> <text:s/></text:span></text:p>
        <text:p text:style-name="P35"><text:span text:style-name="T15"><text:s text:c="3"/></text:span><text:span text:style-name="T11">public</text:span><text:span text:style-name="T15"> String m</text:span><text:span text:style-name="T23">()</text:span><text:span text:style-name="T15"> </text:span><text:span text:style-name="T23">{</text:span><text:span text:style-name="T15"> </text:span><text:span text:style-name="T11">return</text:span><text:span text:style-name="T15"> t</text:span><text:span text:style-name="T23">.</text:span><text:span text:style-name="T15">ToString</text:span><text:span text:style-name="T23">();</text:span><text:span text:style-name="T15"> </text:span><text:span text:style-name="T23">}</text:span></text:p>
        <text:p text:style-name="P35"><text:span text:style-name="T23">}</text:span><text:span text:style-name="T15"> </text:span></text:p>
      </text:section>
      <text:section text:style-name="Sect1" text:name="C-4-R"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3T12:25:59.46</meta:creation-date>
    <dc:date>2011-05-23T13:40:56.58</dc:date>
    <meta:editing-duration>PT1H6M10S</meta:editing-duration>
    <meta:editing-cycles>29</meta:editing-cycles>
    <meta:generator>LibreOffice/3.3$Win32 LibreOffice_project/330m19$Build-8</meta:generator>
    <meta:document-statistic meta:table-count="0" meta:image-count="0" meta:object-count="0" meta:page-count="5" meta:paragraph-count="223" meta:word-count="1453" meta:character-count="10341"/>
  </office:meta>
</office:document-meta>
</file>